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3" style:master-page-name="MasterPage2" style:family="paragraph" style:name="P42">
      <style:paragraph-properties fo:text-align="center"/>
    </style:style>
    <style:style style:family="text" style:name="T26">
      <style:text-properties fo:font-size="26pt"/>
    </style:style>
    <style:style style:family="text" style:name="T27">
      <style:text-properties fo:font-size="26pt"/>
    </style:style>
    <style:style style:parent-style-name="673" style:family="paragraph" style:name="P43">
      <style:paragraph-properties/>
    </style:style>
    <style:style style:family="text" style:name="T28">
      <style:text-properties fo:font-size="13pt"/>
    </style:style>
    <style:style style:family="text" style:name="T29">
      <style:text-properties fo:font-size="13pt"/>
    </style:style>
    <style:style style:parent-style-name="673" style:family="paragraph" style:name="P44">
      <style:paragraph-properties/>
    </style:style>
    <style:style style:family="text" style:name="T30">
      <style:text-properties fo:font-size="13pt"/>
    </style:style>
    <style:style style:family="text" style:name="T31">
      <style:text-properties fo:font-size="13pt"/>
    </style:style>
    <style:style style:parent-style-name="673" style:family="paragraph" style:name="P45">
      <style:paragraph-properties/>
    </style:style>
    <style:style style:family="text" style:name="T32">
      <style:text-properties fo:font-size="13pt"/>
    </style:style>
    <style:style style:family="text" style:name="T33">
      <style:text-properties fo:font-size="13pt"/>
    </style:style>
    <style:style style:parent-style-name="673" style:family="paragraph" style:name="P46">
      <style:paragraph-properties/>
    </style:style>
    <style:style style:family="text" style:name="T34">
      <style:text-properties fo:font-size="18pt"/>
    </style:style>
    <style:style style:family="text" style:name="T35">
      <style:text-properties fo:font-size="18pt"/>
    </style:style>
    <style:style style:parent-style-name="673" style:family="paragraph" style:name="P47">
      <style:paragraph-properties/>
    </style:style>
    <style:style style:family="text" style:name="T36">
      <style:text-properties fo:font-size="13pt"/>
    </style:style>
    <style:style style:family="text" style:name="T37">
      <style:text-properties fo:font-size="13pt"/>
    </style:style>
    <style:style style:parent-style-name="673" style:family="paragraph" style:name="P48">
      <style:paragraph-properties/>
    </style:style>
    <style:style style:family="text" style:name="T38">
      <style:text-properties fo:font-size="13pt"/>
    </style:style>
    <style:style style:family="text" style:name="T39">
      <style:text-properties fo:font-size="13pt"/>
    </style:style>
    <style:style style:parent-style-name="673" style:family="paragraph" style:name="P49">
      <style:text-properties fo:background-color="#ffff00"/>
      <style:paragraph-properties/>
    </style:style>
    <style:style style:family="text" style:name="T40">
      <style:text-properties fo:font-size="13pt" fo:background-color="#ffff00"/>
    </style:style>
    <style:style style:family="text" style:name="T41">
      <style:text-properties fo:font-size="13pt" fo:background-color="#ffff00"/>
    </style:style>
    <style:style style:family="text" style:name="T42">
      <style:text-properties fo:background-color="#ffff00"/>
    </style:style>
    <style:style style:parent-style-name="673" style:family="paragraph" style:name="P50">
      <style:paragraph-properties/>
    </style:style>
    <style:style style:family="text" style:name="T43">
      <style:text-properties fo:font-size="13pt"/>
    </style:style>
    <style:style style:family="text" style:name="T44">
      <style:text-properties fo:font-size="13pt"/>
    </style:style>
    <style:style style:parent-style-name="673" style:family="paragraph" style:name="P51">
      <style:paragraph-properties/>
    </style:style>
    <style:style style:family="text" style:name="T45">
      <style:text-properties fo:font-size="13pt"/>
    </style:style>
    <style:style style:family="text" style:name="T46">
      <style:text-properties fo:font-size="13pt"/>
    </style:style>
    <style:style style:parent-style-name="673" style:family="paragraph" style:name="P52">
      <style:paragraph-properties/>
    </style:style>
    <style:style style:family="text" style:name="T47">
      <style:text-properties fo:font-size="13pt"/>
    </style:style>
    <style:style style:family="text" style:name="T48">
      <style:text-properties fo:font-size="13pt"/>
    </style:style>
    <style:style style:parent-style-name="673" style:family="paragraph" style:name="P53">
      <style:paragraph-properties/>
    </style:style>
    <style:style style:family="text" style:name="T49">
      <style:text-properties fo:font-size="13pt"/>
    </style:style>
    <style:style style:family="text" style:name="T50">
      <style:text-properties fo:font-size="13pt"/>
    </style:style>
    <style:style style:parent-style-name="673" style:family="paragraph" style:name="P54">
      <style:paragraph-properties/>
    </style:style>
    <style:style style:family="text" style:name="T51">
      <style:text-properties fo:font-size="13pt"/>
    </style:style>
    <style:style style:family="text" style:name="T52">
      <style:text-properties fo:font-size="13pt"/>
    </style:style>
    <style:style style:parent-style-name="673" style:family="paragraph" style:name="P55">
      <style:paragraph-properties/>
    </style:style>
    <style:style style:family="text" style:name="T53">
      <style:text-properties fo:font-size="13pt"/>
    </style:style>
    <style:style style:family="text" style:name="T54">
      <style:text-properties fo:font-size="13pt"/>
    </style:style>
    <style:style style:parent-style-name="673" style:family="paragraph" style:name="P56">
      <style:paragraph-properties/>
    </style:style>
    <style:style style:family="text" style:name="T55">
      <style:text-properties fo:font-size="18pt"/>
    </style:style>
    <style:style style:family="text" style:name="T56">
      <style:text-properties fo:font-size="18pt"/>
    </style:style>
    <style:style style:parent-style-name="673" style:family="paragraph" style:name="P57">
      <style:paragraph-properties/>
    </style:style>
    <style:style style:family="text" style:name="T57">
      <style:text-properties fo:font-size="13pt"/>
    </style:style>
    <style:style style:family="text" style:name="T58">
      <style:text-properties fo:font-size="13pt"/>
    </style:style>
    <style:style style:parent-style-name="673" style:family="paragraph" style:name="P58">
      <style:paragraph-properties/>
    </style:style>
    <style:style style:family="text" style:name="T59">
      <style:text-properties fo:font-size="13pt"/>
    </style:style>
    <style:style style:family="text" style:name="T60">
      <style:text-properties fo:font-size="13pt"/>
    </style:style>
    <style:style style:parent-style-name="673" style:family="paragraph" style:name="P59">
      <style:paragraph-properties/>
    </style:style>
    <style:style style:family="text" style:name="T61">
      <style:text-properties fo:font-size="13pt"/>
    </style:style>
    <style:style style:family="text" style:name="T62">
      <style:text-properties fo:font-size="13pt"/>
    </style:style>
    <style:style style:parent-style-name="673" style:family="paragraph" style:name="P60">
      <style:paragraph-properties/>
    </style:style>
    <style:style style:family="text" style:name="T63">
      <style:text-properties fo:font-size="13pt"/>
    </style:style>
    <style:style style:family="text" style:name="T64">
      <style:text-properties fo:font-size="13pt"/>
    </style:style>
    <style:style style:parent-style-name="673" style:family="paragraph" style:name="P61">
      <style:paragraph-properties/>
    </style:style>
    <style:style style:family="text" style:name="T65">
      <style:text-properties fo:font-size="13pt"/>
    </style:style>
    <style:style style:family="text" style:name="T66">
      <style:text-properties fo:font-size="13pt"/>
    </style:style>
    <style:style style:parent-style-name="673" style:family="paragraph" style:name="P62">
      <style:paragraph-properties/>
    </style:style>
    <style:style style:family="text" style:name="T67">
      <style:text-properties fo:font-size="13pt"/>
    </style:style>
    <style:style style:family="text" style:name="T68">
      <style:text-properties fo:font-size="13pt"/>
    </style:style>
    <style:style style:parent-style-name="673" style:family="paragraph" style:name="P63">
      <style:paragraph-properties/>
    </style:style>
    <style:style style:family="text" style:name="T69">
      <style:text-properties fo:font-size="13pt"/>
    </style:style>
    <style:style style:family="text" style:name="T70">
      <style:text-properties fo:font-size="13pt"/>
    </style:style>
    <style:style style:parent-style-name="673" style:family="paragraph" style:name="P64">
      <style:paragraph-properties/>
    </style:style>
    <style:style style:family="text" style:name="T71">
      <style:text-properties fo:font-size="13pt"/>
    </style:style>
    <style:style style:family="text" style:name="T72">
      <style:text-properties fo:font-size="13pt"/>
    </style:style>
    <style:style style:parent-style-name="673" style:family="paragraph" style:name="P65">
      <style:paragraph-properties/>
    </style:style>
    <style:style style:family="text" style:name="T73">
      <style:text-properties fo:font-size="13pt"/>
    </style:style>
    <style:style style:family="text" style:name="T74">
      <style:text-properties fo:font-size="13pt"/>
    </style:style>
    <style:style style:parent-style-name="673" style:family="paragraph" style:name="P66">
      <style:paragraph-properties/>
    </style:style>
    <style:style style:family="text" style:name="T75">
      <style:text-properties fo:font-size="18pt"/>
    </style:style>
    <style:style style:family="text" style:name="T76">
      <style:text-properties fo:font-size="18pt"/>
    </style:style>
    <style:style style:parent-style-name="673" style:family="paragraph" style:name="P67">
      <style:paragraph-properties/>
    </style:style>
    <style:style style:family="text" style:name="T77">
      <style:text-properties fo:font-size="13pt"/>
    </style:style>
    <style:style style:family="text" style:name="T78">
      <style:text-properties fo:font-size="13pt"/>
    </style:style>
    <style:style style:parent-style-name="673" style:family="paragraph" style:name="P68">
      <style:paragraph-properties/>
    </style:style>
    <style:style style:family="text" style:name="T79">
      <style:text-properties fo:font-size="13pt"/>
    </style:style>
    <style:style style:family="text" style:name="T80">
      <style:text-properties fo:font-size="13pt"/>
    </style:style>
    <style:style style:parent-style-name="673" style:family="paragraph" style:name="P69">
      <style:paragraph-properties/>
    </style:style>
    <style:style style:family="text" style:name="T81">
      <style:text-properties fo:font-size="13pt"/>
    </style:style>
    <style:style style:family="text" style:name="T82">
      <style:text-properties fo:font-size="13pt"/>
    </style:style>
    <style:style style:parent-style-name="673" style:family="paragraph" style:name="P70">
      <style:paragraph-properties/>
    </style:style>
    <style:style style:family="text" style:name="T83">
      <style:text-properties fo:font-size="13pt"/>
    </style:style>
    <style:style style:family="text" style:name="T84">
      <style:text-properties fo:font-size="13pt"/>
    </style:style>
    <style:style style:parent-style-name="673" style:family="paragraph" style:name="P71">
      <style:paragraph-properties/>
    </style:style>
    <style:style style:family="text" style:name="T85">
      <style:text-properties fo:font-size="13pt"/>
    </style:style>
    <style:style style:family="text" style:name="T86">
      <style:text-properties fo:font-size="13pt"/>
    </style:style>
    <style:style style:parent-style-name="673" style:family="paragraph" style:name="P72">
      <style:paragraph-properties/>
    </style:style>
    <style:style style:family="text" style:name="T87">
      <style:text-properties fo:font-size="13pt"/>
    </style:style>
    <style:style style:family="text" style:name="T88">
      <style:text-properties fo:font-size="13pt"/>
    </style:style>
    <style:style style:parent-style-name="673" style:family="paragraph" style:name="P73">
      <style:paragraph-properties/>
    </style:style>
    <style:style style:family="text" style:name="T89">
      <style:text-properties fo:font-size="13pt"/>
    </style:style>
    <style:style style:family="text" style:name="T90">
      <style:text-properties fo:font-size="13pt"/>
    </style:style>
    <style:style style:parent-style-name="673" style:family="paragraph" style:name="P74">
      <style:paragraph-properties/>
    </style:style>
    <style:style style:family="text" style:name="T91">
      <style:text-properties fo:font-size="18pt"/>
    </style:style>
    <style:style style:family="text" style:name="T92">
      <style:text-properties fo:font-size="18pt"/>
    </style:style>
    <style:style style:parent-style-name="673" style:family="paragraph" style:name="P75">
      <style:paragraph-properties/>
    </style:style>
    <style:style style:family="text" style:name="T93">
      <style:text-properties fo:font-size="13pt"/>
    </style:style>
    <style:style style:family="text" style:name="T94">
      <style:text-properties fo:font-size="13pt"/>
    </style:style>
    <style:style style:parent-style-name="673" style:family="paragraph" style:name="P76">
      <style:paragraph-properties/>
    </style:style>
    <style:style style:family="text" style:name="T95">
      <style:text-properties fo:font-size="13pt"/>
    </style:style>
    <style:style style:family="text" style:name="T96">
      <style:text-properties fo:font-size="13pt"/>
    </style:style>
    <style:style style:parent-style-name="673" style:family="paragraph" style:name="P77">
      <style:paragraph-properties/>
    </style:style>
    <style:style style:family="text" style:name="T97">
      <style:text-properties fo:font-size="13pt"/>
    </style:style>
    <style:style style:family="text" style:name="T98">
      <style:text-properties fo:font-size="13pt"/>
    </style:style>
    <style:style style:parent-style-name="673" style:family="paragraph" style:name="P78">
      <style:paragraph-properties/>
    </style:style>
    <style:style style:family="text" style:name="T99">
      <style:text-properties fo:font-size="13pt"/>
    </style:style>
    <style:style style:family="text" style:name="T100">
      <style:text-properties fo:font-size="13pt"/>
    </style:style>
    <style:style style:parent-style-name="673" style:family="paragraph" style:name="P79">
      <style:paragraph-properties/>
    </style:style>
    <style:style style:family="text" style:name="T101">
      <style:text-properties fo:font-size="13pt"/>
    </style:style>
    <style:style style:family="text" style:name="T102">
      <style:text-properties fo:font-size="13pt"/>
    </style:style>
    <style:style style:parent-style-name="673" style:family="paragraph" style:name="P80">
      <style:paragraph-properties/>
    </style:style>
    <style:style style:family="text" style:name="T103">
      <style:text-properties fo:font-size="13pt"/>
    </style:style>
    <style:style style:family="text" style:name="T104">
      <style:text-properties fo:font-size="13pt"/>
    </style:style>
    <style:style style:parent-style-name="673" style:family="paragraph" style:name="P81">
      <style:paragraph-properties/>
    </style:style>
    <style:style style:family="text" style:name="T105">
      <style:text-properties fo:font-size="13pt"/>
    </style:style>
    <style:style style:family="text" style:name="T106">
      <style:text-properties fo:font-size="13pt"/>
    </style:style>
    <style:style style:parent-style-name="673" style:family="paragraph" style:name="P82">
      <style:paragraph-properties/>
    </style:style>
    <style:style style:family="text" style:name="T107">
      <style:text-properties fo:font-size="13pt"/>
    </style:style>
    <style:style style:family="text" style:name="T108">
      <style:text-properties fo:font-size="13pt"/>
    </style:style>
    <style:style style:parent-style-name="673" style:family="paragraph" style:name="P83">
      <style:paragraph-properties/>
    </style:style>
    <style:style style:family="text" style:name="T109">
      <style:text-properties fo:font-size="13pt"/>
    </style:style>
    <style:style style:family="text" style:name="T110">
      <style:text-properties fo:font-size="13pt"/>
    </style:style>
    <style:style style:parent-style-name="673" style:family="paragraph" style:name="P84">
      <style:paragraph-properties/>
    </style:style>
    <style:style style:family="text" style:name="T111">
      <style:text-properties fo:font-size="13pt"/>
    </style:style>
    <style:style style:family="text" style:name="T112">
      <style:text-properties fo:font-size="13pt"/>
    </style:style>
    <style:style style:parent-style-name="673" style:family="paragraph" style:name="P85">
      <style:paragraph-properties/>
    </style:style>
    <style:style style:family="text" style:name="T113">
      <style:text-properties fo:font-size="13pt"/>
    </style:style>
    <style:style style:family="text" style:name="T114">
      <style:text-properties fo:font-size="13pt"/>
    </style:style>
    <style:style style:parent-style-name="673" style:family="paragraph" style:name="P86">
      <style:paragraph-properties/>
    </style:style>
    <style:style style:family="text" style:name="T115">
      <style:text-properties fo:font-size="13pt"/>
    </style:style>
    <style:style style:family="text" style:name="T116">
      <style:text-properties fo:font-size="13pt"/>
    </style:style>
    <style:style style:parent-style-name="673" style:family="paragraph" style:name="P87">
      <style:paragraph-properties/>
    </style:style>
    <style:style style:family="text" style:name="T117">
      <style:text-properties fo:font-size="13pt"/>
    </style:style>
    <style:style style:family="text" style:name="T118">
      <style:text-properties fo:font-size="13pt"/>
    </style:style>
    <style:style style:parent-style-name="673" style:family="paragraph" style:name="P88">
      <style:paragraph-properties/>
    </style:style>
    <style:style style:family="text" style:name="T119">
      <style:text-properties fo:font-size="13pt"/>
    </style:style>
    <style:style style:family="text" style:name="T120">
      <style:text-properties fo:font-size="13pt"/>
    </style:style>
    <style:style style:parent-style-name="673" style:family="paragraph" style:name="P89">
      <style:paragraph-properties/>
    </style:style>
    <style:style style:family="text" style:name="T121">
      <style:text-properties fo:font-size="13pt"/>
    </style:style>
    <style:style style:family="text" style:name="T122">
      <style:text-properties fo:font-size="13pt"/>
    </style:style>
    <style:style style:family="table" style:name="ta1">
      <style:table-properties style:width="17cm" fo:margin-left="0cm" table:align="left"/>
    </style:style>
    <style:style style:family="table-column" style:name="co1">
      <style:table-column-properties style:column-width="5.668cm"/>
    </style:style>
    <style:style style:family="table-column" style:name="co2">
      <style:table-column-properties style:column-width="5.668cm"/>
    </style:style>
    <style:style style:family="table-column" style:name="co3">
      <style:table-column-properties style:column-width="5.668cm"/>
    </style:style>
    <style:style style:family="table-row" style:name="ro1">
      <style:table-row-properties/>
    </style:style>
    <style:style style:family="table-cell" style:name="ce1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0">
      <style:paragraph-properties/>
    </style:style>
    <style:style style:family="text" style:name="T123">
      <style:text-properties fo:font-size="13pt"/>
    </style:style>
    <style:style style:family="text" style:name="T124">
      <style:text-properties fo:font-size="13pt"/>
    </style:style>
    <style:style style:family="table-cell" style:name="ce2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1">
      <style:paragraph-properties/>
    </style:style>
    <style:style style:family="text" style:name="T125">
      <style:text-properties fo:font-size="13pt"/>
    </style:style>
    <style:style style:family="text" style:name="T126">
      <style:text-properties fo:font-size="13pt"/>
    </style:style>
    <style:style style:family="table-cell" style:name="ce3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92">
      <style:paragraph-properties/>
    </style:style>
    <style:style style:family="text" style:name="T127">
      <style:text-properties fo:font-size="13pt"/>
    </style:style>
    <style:style style:family="text" style:name="T128">
      <style:text-properties fo:font-size="13pt"/>
    </style:style>
    <style:style style:family="table-row" style:name="ro2">
      <style:table-row-properties/>
    </style:style>
    <style:style style:family="table-cell" style:name="ce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3">
      <style:paragraph-properties/>
    </style:style>
    <style:style style:family="text" style:name="T129">
      <style:text-properties fo:font-size="13pt"/>
    </style:style>
    <style:style style:family="text" style:name="T130">
      <style:text-properties fo:font-size="13pt"/>
    </style:style>
    <style:style style:family="table-cell" style:name="ce5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4">
      <style:paragraph-properties/>
    </style:style>
    <style:style style:family="text" style:name="T131">
      <style:text-properties fo:font-size="13pt"/>
    </style:style>
    <style:style style:family="text" style:name="T132">
      <style:text-properties fo:font-size="13pt"/>
    </style:style>
    <style:style style:family="table-cell" style:name="ce6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95">
      <style:paragraph-properties/>
    </style:style>
    <style:style style:family="text" style:name="T133">
      <style:text-properties fo:font-size="13pt"/>
    </style:style>
    <style:style style:family="text" style:name="T134">
      <style:text-properties fo:font-size="13pt"/>
    </style:style>
    <style:style style:family="table-row" style:name="ro3">
      <style:table-row-properties/>
    </style:style>
    <style:style style:family="table-cell" style:name="ce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6">
      <style:paragraph-properties/>
    </style:style>
    <style:style style:family="text" style:name="T135">
      <style:text-properties fo:font-size="13pt"/>
    </style:style>
    <style:style style:family="text" style:name="T136">
      <style:text-properties fo:font-size="13pt"/>
    </style:style>
    <style:style style:family="table-cell" style:name="ce8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7">
      <style:paragraph-properties/>
    </style:style>
    <style:style style:family="text" style:name="T137">
      <style:text-properties fo:font-size="13pt"/>
    </style:style>
    <style:style style:family="text" style:name="T138">
      <style:text-properties fo:font-size="13pt"/>
    </style:style>
    <style:style style:family="table-cell" style:name="ce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98">
      <style:paragraph-properties/>
    </style:style>
    <style:style style:family="text" style:name="T139">
      <style:text-properties fo:font-size="13pt"/>
    </style:style>
    <style:style style:family="text" style:name="T140">
      <style:text-properties fo:font-size="13pt"/>
    </style:style>
    <style:style style:family="table-row" style:name="ro4">
      <style:table-row-properties/>
    </style:style>
    <style:style style:family="table-cell" style:name="ce1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99">
      <style:paragraph-properties/>
    </style:style>
    <style:style style:family="text" style:name="T141">
      <style:text-properties fo:font-size="13pt"/>
    </style:style>
    <style:style style:family="text" style:name="T142">
      <style:text-properties fo:font-size="13pt"/>
    </style:style>
    <style:style style:family="table-cell" style:name="ce11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00">
      <style:paragraph-properties/>
    </style:style>
    <style:style style:family="text" style:name="T143">
      <style:text-properties fo:font-size="13pt"/>
    </style:style>
    <style:style style:family="text" style:name="T144">
      <style:text-properties fo:font-size="13pt"/>
    </style:style>
    <style:style style:family="table-cell" style:name="ce12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01">
      <style:paragraph-properties/>
    </style:style>
    <style:style style:family="text" style:name="T145">
      <style:text-properties fo:font-size="13pt"/>
    </style:style>
    <style:style style:family="text" style:name="T146">
      <style:text-properties fo:font-size="13pt"/>
    </style:style>
    <style:style style:family="table-row" style:name="ro5">
      <style:table-row-properties/>
    </style:style>
    <style:style style:family="table-cell" style:name="ce1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02">
      <style:paragraph-properties/>
    </style:style>
    <style:style style:family="text" style:name="T147">
      <style:text-properties fo:font-size="13pt"/>
    </style:style>
    <style:style style:family="text" style:name="T148">
      <style:text-properties fo:font-size="13pt"/>
    </style:style>
    <style:style style:family="table-cell" style:name="ce14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03">
      <style:paragraph-properties/>
    </style:style>
    <style:style style:family="text" style:name="T149">
      <style:text-properties fo:font-size="13pt"/>
    </style:style>
    <style:style style:family="text" style:name="T150">
      <style:text-properties fo:font-size="13pt"/>
    </style:style>
    <style:style style:family="table-cell" style:name="ce15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04">
      <style:paragraph-properties/>
    </style:style>
    <style:style style:family="text" style:name="T151">
      <style:text-properties fo:font-size="13pt"/>
    </style:style>
    <style:style style:family="text" style:name="T152">
      <style:text-properties fo:font-size="13pt"/>
    </style:style>
    <style:style style:parent-style-name="673" style:family="paragraph" style:name="P105">
      <style:paragraph-properties/>
    </style:style>
    <style:style style:family="text" style:name="T153">
      <style:text-properties fo:font-size="13pt"/>
    </style:style>
    <style:style style:family="text" style:name="T154">
      <style:text-properties fo:font-size="13pt"/>
    </style:style>
    <style:style style:parent-style-name="673" style:family="paragraph" style:name="P106">
      <style:paragraph-properties/>
    </style:style>
    <style:style style:family="text" style:name="T155">
      <style:text-properties fo:font-size="13pt"/>
    </style:style>
    <style:style style:family="text" style:name="T156">
      <style:text-properties fo:font-size="13pt"/>
    </style:style>
    <style:style style:parent-style-name="673" style:family="paragraph" style:name="P107">
      <style:paragraph-properties/>
    </style:style>
    <style:style style:family="text" style:name="T157">
      <style:text-properties fo:font-size="13pt"/>
    </style:style>
    <style:style style:family="text" style:name="T158">
      <style:text-properties fo:font-size="13pt"/>
    </style:style>
    <style:style style:parent-style-name="673" style:family="paragraph" style:name="P108">
      <style:paragraph-properties/>
    </style:style>
    <style:style style:family="text" style:name="T159">
      <style:text-properties fo:font-size="13pt"/>
    </style:style>
    <style:style style:family="text" style:name="T160">
      <style:text-properties fo:font-size="13pt"/>
    </style:style>
    <style:style style:parent-style-name="673" style:family="paragraph" style:name="P109">
      <style:paragraph-properties/>
    </style:style>
    <style:style style:family="text" style:name="T161">
      <style:text-properties fo:font-size="13pt"/>
    </style:style>
    <style:style style:family="text" style:name="T162">
      <style:text-properties fo:font-size="13pt"/>
    </style:style>
    <style:style style:parent-style-name="673" style:family="paragraph" style:name="P110">
      <style:paragraph-properties/>
    </style:style>
    <style:style style:family="text" style:name="T163">
      <style:text-properties fo:font-size="13pt"/>
    </style:style>
    <style:style style:family="text" style:name="T164">
      <style:text-properties fo:font-size="13pt"/>
    </style:style>
    <style:style style:parent-style-name="673" style:family="paragraph" style:name="P111">
      <style:paragraph-properties/>
    </style:style>
    <style:style style:family="text" style:name="T165">
      <style:text-properties fo:font-size="13pt"/>
    </style:style>
    <style:style style:family="text" style:name="T166">
      <style:text-properties fo:font-size="13pt"/>
    </style:style>
    <style:style style:parent-style-name="673" style:family="paragraph" style:name="P112">
      <style:paragraph-properties/>
    </style:style>
    <style:style style:family="text" style:name="T167">
      <style:text-properties fo:font-size="13pt"/>
    </style:style>
    <style:style style:family="text" style:name="T168">
      <style:text-properties fo:font-size="13pt"/>
    </style:style>
    <style:style style:parent-style-name="673" style:family="paragraph" style:name="P113">
      <style:paragraph-properties/>
    </style:style>
    <style:style style:family="text" style:name="T169">
      <style:text-properties fo:font-size="13pt"/>
    </style:style>
    <style:style style:family="text" style:name="T170">
      <style:text-properties fo:font-size="13pt"/>
    </style:style>
    <style:style style:parent-style-name="673" style:family="paragraph" style:name="P114">
      <style:paragraph-properties/>
    </style:style>
    <style:style style:family="text" style:name="T171">
      <style:text-properties fo:font-size="13pt"/>
    </style:style>
    <style:style style:family="text" style:name="T172">
      <style:text-properties fo:font-size="13pt"/>
    </style:style>
    <style:style style:parent-style-name="673" style:family="paragraph" style:name="P115">
      <style:paragraph-properties/>
    </style:style>
    <style:style style:family="text" style:name="T173">
      <style:text-properties fo:font-size="13pt"/>
    </style:style>
    <style:style style:family="text" style:name="T174">
      <style:text-properties fo:font-size="13pt"/>
    </style:style>
    <style:style style:parent-style-name="673" style:family="paragraph" style:name="P116">
      <style:paragraph-properties/>
    </style:style>
    <style:style style:family="text" style:name="T175">
      <style:text-properties fo:font-size="13pt"/>
    </style:style>
    <style:style style:family="text" style:name="T176">
      <style:text-properties fo:font-size="13pt"/>
    </style:style>
    <style:style style:parent-style-name="673" style:family="paragraph" style:name="P117">
      <style:paragraph-properties/>
    </style:style>
    <style:style style:family="text" style:name="T177">
      <style:text-properties fo:font-size="13pt"/>
    </style:style>
    <style:style style:family="text" style:name="T178">
      <style:text-properties fo:font-size="13pt"/>
    </style:style>
    <style:style style:parent-style-name="673" style:family="paragraph" style:name="P118">
      <style:paragraph-properties/>
    </style:style>
    <style:style style:family="text" style:name="T179">
      <style:text-properties fo:font-size="13pt"/>
    </style:style>
    <style:style style:family="text" style:name="T180">
      <style:text-properties fo:font-size="13pt"/>
    </style:style>
    <style:style style:parent-style-name="673" style:family="paragraph" style:name="P119">
      <style:paragraph-properties/>
    </style:style>
    <style:style style:family="text" style:name="T181">
      <style:text-properties fo:font-size="13pt"/>
    </style:style>
    <style:style style:family="text" style:name="T182">
      <style:text-properties fo:font-size="13pt"/>
    </style:style>
    <style:style style:parent-style-name="673" style:family="paragraph" style:name="P120">
      <style:paragraph-properties/>
    </style:style>
    <style:style style:family="text" style:name="T183">
      <style:text-properties fo:font-size="13pt"/>
    </style:style>
    <style:style style:family="text" style:name="T184">
      <style:text-properties fo:font-size="13pt"/>
    </style:style>
    <style:style style:parent-style-name="673" style:family="paragraph" style:name="P121">
      <style:paragraph-properties/>
    </style:style>
    <style:style style:family="text" style:name="T185">
      <style:text-properties fo:font-size="13pt"/>
    </style:style>
    <style:style style:family="text" style:name="T186">
      <style:text-properties fo:font-size="13pt"/>
    </style:style>
    <style:style style:parent-style-name="673" style:family="paragraph" style:name="P122">
      <style:paragraph-properties/>
    </style:style>
    <style:style style:family="text" style:name="T187">
      <style:text-properties fo:font-size="13pt"/>
    </style:style>
    <style:style style:family="text" style:name="T188">
      <style:text-properties fo:font-size="13pt"/>
    </style:style>
    <style:style style:parent-style-name="673" style:family="paragraph" style:name="P123">
      <style:paragraph-properties/>
    </style:style>
    <style:style style:family="text" style:name="T189">
      <style:text-properties fo:font-size="13pt"/>
    </style:style>
    <style:style style:family="text" style:name="T190">
      <style:text-properties fo:font-size="13pt"/>
    </style:style>
    <style:style style:parent-style-name="673" style:family="paragraph" style:name="P124">
      <style:paragraph-properties/>
    </style:style>
    <style:style style:family="text" style:name="T191">
      <style:text-properties fo:font-size="13pt"/>
    </style:style>
    <style:style style:family="text" style:name="T192">
      <style:text-properties fo:font-size="13pt"/>
    </style:style>
    <style:style style:parent-style-name="673" style:family="paragraph" style:name="P125">
      <style:paragraph-properties/>
    </style:style>
    <style:style style:family="text" style:name="T193">
      <style:text-properties fo:font-size="13pt"/>
    </style:style>
    <style:style style:family="text" style:name="T194">
      <style:text-properties fo:font-size="13pt"/>
    </style:style>
    <style:style style:parent-style-name="673" style:family="paragraph" style:name="P126">
      <style:paragraph-properties/>
    </style:style>
    <style:style style:family="text" style:name="T195">
      <style:text-properties fo:font-size="13pt"/>
    </style:style>
    <style:style style:family="text" style:name="T196">
      <style:text-properties fo:font-size="13pt"/>
    </style:style>
    <style:style style:family="table" style:name="ta2">
      <style:table-properties style:width="17cm" fo:margin-left="0cm" table:align="left"/>
    </style:style>
    <style:style style:family="table-column" style:name="co4">
      <style:table-column-properties style:column-width="5.668cm"/>
    </style:style>
    <style:style style:family="table-column" style:name="co5">
      <style:table-column-properties style:column-width="5.668cm"/>
    </style:style>
    <style:style style:family="table-column" style:name="co6">
      <style:table-column-properties style:column-width="5.668cm"/>
    </style:style>
    <style:style style:family="table-row" style:name="ro6">
      <style:table-row-properties/>
    </style:style>
    <style:style style:family="table-cell" style:name="ce16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27">
      <style:paragraph-properties/>
    </style:style>
    <style:style style:family="text" style:name="T197">
      <style:text-properties fo:font-size="13pt"/>
    </style:style>
    <style:style style:family="text" style:name="T198">
      <style:text-properties fo:font-size="13pt"/>
    </style:style>
    <style:style style:family="table-cell" style:name="ce17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28">
      <style:paragraph-properties/>
    </style:style>
    <style:style style:family="text" style:name="T199">
      <style:text-properties fo:font-size="13pt"/>
    </style:style>
    <style:style style:family="text" style:name="T200">
      <style:text-properties fo:font-size="13pt"/>
    </style:style>
    <style:style style:family="table-cell" style:name="ce18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29">
      <style:paragraph-properties/>
    </style:style>
    <style:style style:family="text" style:name="T201">
      <style:text-properties fo:font-size="13pt"/>
    </style:style>
    <style:style style:family="text" style:name="T202">
      <style:text-properties fo:font-size="13pt"/>
    </style:style>
    <style:style style:family="table-row" style:name="ro7">
      <style:table-row-properties/>
    </style:style>
    <style:style style:family="table-cell" style:name="ce1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0">
      <style:paragraph-properties/>
    </style:style>
    <style:style style:family="text" style:name="T203">
      <style:text-properties fo:font-size="13pt"/>
    </style:style>
    <style:style style:family="text" style:name="T204">
      <style:text-properties fo:font-size="13pt"/>
    </style:style>
    <style:style style:family="table-cell" style:name="ce20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1">
      <style:paragraph-properties/>
    </style:style>
    <style:style style:family="text" style:name="T205">
      <style:text-properties fo:font-size="13pt"/>
    </style:style>
    <style:style style:family="text" style:name="T206">
      <style:text-properties fo:font-size="13pt"/>
    </style:style>
    <style:style style:family="table-cell" style:name="ce21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32">
      <style:paragraph-properties/>
    </style:style>
    <style:style style:family="text" style:name="T207">
      <style:text-properties fo:font-size="13pt"/>
    </style:style>
    <style:style style:family="text" style:name="T208">
      <style:text-properties fo:font-size="13pt"/>
    </style:style>
    <style:style style:family="table-row" style:name="ro8">
      <style:table-row-properties/>
    </style:style>
    <style:style style:family="table-cell" style:name="ce22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3">
      <style:paragraph-properties/>
    </style:style>
    <style:style style:family="text" style:name="T209">
      <style:text-properties fo:font-size="13pt"/>
    </style:style>
    <style:style style:family="text" style:name="T210">
      <style:text-properties fo:font-size="13pt"/>
    </style:style>
    <style:style style:family="table-cell" style:name="ce23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4">
      <style:paragraph-properties/>
    </style:style>
    <style:style style:family="text" style:name="T211">
      <style:text-properties fo:font-size="13pt"/>
    </style:style>
    <style:style style:family="text" style:name="T212">
      <style:text-properties fo:font-size="13pt"/>
    </style:style>
    <style:style style:family="table-cell" style:name="ce2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35">
      <style:paragraph-properties/>
    </style:style>
    <style:style style:family="text" style:name="T213">
      <style:text-properties fo:font-size="13pt"/>
    </style:style>
    <style:style style:family="text" style:name="T214">
      <style:text-properties fo:font-size="13pt"/>
    </style:style>
    <style:style style:family="table-row" style:name="ro9">
      <style:table-row-properties/>
    </style:style>
    <style:style style:family="table-cell" style:name="ce2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6">
      <style:paragraph-properties/>
    </style:style>
    <style:style style:family="text" style:name="T215">
      <style:text-properties fo:font-size="13pt"/>
    </style:style>
    <style:style style:family="text" style:name="T216">
      <style:text-properties fo:font-size="13pt"/>
    </style:style>
    <style:style style:family="table-cell" style:name="ce26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7">
      <style:paragraph-properties/>
    </style:style>
    <style:style style:family="text" style:name="T217">
      <style:text-properties fo:font-size="13pt"/>
    </style:style>
    <style:style style:family="text" style:name="T218">
      <style:text-properties fo:font-size="13pt"/>
    </style:style>
    <style:style style:family="table-cell" style:name="ce27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38">
      <style:paragraph-properties/>
    </style:style>
    <style:style style:family="text" style:name="T219">
      <style:text-properties fo:font-size="13pt"/>
    </style:style>
    <style:style style:family="text" style:name="T220">
      <style:text-properties fo:font-size="13pt"/>
    </style:style>
    <style:style style:family="table-row" style:name="ro10">
      <style:table-row-properties/>
    </style:style>
    <style:style style:family="table-cell" style:name="ce28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39">
      <style:paragraph-properties/>
    </style:style>
    <style:style style:family="text" style:name="T221">
      <style:text-properties fo:font-size="13pt"/>
    </style:style>
    <style:style style:family="text" style:name="T222">
      <style:text-properties fo:font-size="13pt"/>
    </style:style>
    <style:style style:family="table-cell" style:name="ce29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0">
      <style:paragraph-properties/>
    </style:style>
    <style:style style:family="text" style:name="T223">
      <style:text-properties fo:font-size="13pt"/>
    </style:style>
    <style:style style:family="text" style:name="T224">
      <style:text-properties fo:font-size="13pt"/>
    </style:style>
    <style:style style:family="table-cell" style:name="ce30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41">
      <style:paragraph-properties/>
    </style:style>
    <style:style style:family="text" style:name="T225">
      <style:text-properties fo:font-size="13pt"/>
    </style:style>
    <style:style style:family="text" style:name="T226">
      <style:text-properties fo:font-size="13pt"/>
    </style:style>
    <style:style style:family="table-row" style:name="ro11">
      <style:table-row-properties/>
    </style:style>
    <style:style style:family="table-cell" style:name="ce3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2">
      <style:paragraph-properties/>
    </style:style>
    <style:style style:family="text" style:name="T227">
      <style:text-properties fo:font-size="13pt"/>
    </style:style>
    <style:style style:family="text" style:name="T228">
      <style:text-properties fo:font-size="13pt"/>
    </style:style>
    <style:style style:family="table-cell" style:name="ce32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3">
      <style:paragraph-properties/>
    </style:style>
    <style:style style:family="text" style:name="T229">
      <style:text-properties fo:font-size="13pt"/>
    </style:style>
    <style:style style:family="text" style:name="T230">
      <style:text-properties fo:font-size="13pt"/>
    </style:style>
    <style:style style:family="table-cell" style:name="ce33">
      <style:table-cell-properties style:direction="ltr" fo:background-color="#ffff00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44">
      <style:paragraph-properties/>
    </style:style>
    <style:style style:family="text" style:name="T231">
      <style:text-properties fo:font-size="13pt"/>
    </style:style>
    <style:style style:family="text" style:name="T232">
      <style:text-properties fo:font-size="13pt"/>
    </style:style>
    <style:style style:family="table-row" style:name="ro12">
      <style:table-row-properties/>
    </style:style>
    <style:style style:family="table-cell" style:name="ce34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5">
      <style:paragraph-properties/>
    </style:style>
    <style:style style:family="text" style:name="T233">
      <style:text-properties fo:font-size="13pt"/>
    </style:style>
    <style:style style:family="text" style:name="T234">
      <style:text-properties fo:font-size="13pt"/>
    </style:style>
    <style:style style:family="table-cell" style:name="ce35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6">
      <style:paragraph-properties/>
    </style:style>
    <style:style style:family="text" style:name="T235">
      <style:text-properties fo:font-size="13pt"/>
    </style:style>
    <style:style style:family="text" style:name="T236">
      <style:text-properties fo:font-size="13pt"/>
    </style:style>
    <style:style style:family="table-cell" style:name="ce36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47">
      <style:paragraph-properties/>
    </style:style>
    <style:style style:family="text" style:name="T237">
      <style:text-properties fo:font-size="13pt"/>
    </style:style>
    <style:style style:family="text" style:name="T238">
      <style:text-properties fo:font-size="13pt"/>
    </style:style>
    <style:style style:family="table-row" style:name="ro13">
      <style:table-row-properties/>
    </style:style>
    <style:style style:family="table-cell" style:name="ce37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8">
      <style:paragraph-properties/>
    </style:style>
    <style:style style:family="text" style:name="T239">
      <style:text-properties fo:font-size="13pt"/>
    </style:style>
    <style:style style:family="text" style:name="T240">
      <style:text-properties fo:font-size="13pt"/>
    </style:style>
    <style:style style:family="table-cell" style:name="ce38">
      <style:table-cell-properties style:direction="ltr" fo:background-color="#ffff00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49">
      <style:paragraph-properties/>
    </style:style>
    <style:style style:family="text" style:name="T241">
      <style:text-properties fo:font-size="13pt"/>
    </style:style>
    <style:style style:family="text" style:name="T242">
      <style:text-properties fo:font-size="13pt"/>
    </style:style>
    <style:style style:family="table-cell" style:name="ce3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50">
      <style:paragraph-properties/>
    </style:style>
    <style:style style:family="text" style:name="T243">
      <style:text-properties fo:font-size="13pt"/>
    </style:style>
    <style:style style:family="text" style:name="T244">
      <style:text-properties fo:font-size="13pt"/>
    </style:style>
    <style:style style:parent-style-name="673" style:family="paragraph" style:name="P151">
      <style:paragraph-properties/>
    </style:style>
    <style:style style:family="text" style:name="T245">
      <style:text-properties fo:font-size="13pt"/>
    </style:style>
    <style:style style:family="text" style:name="T246">
      <style:text-properties fo:font-size="13pt"/>
    </style:style>
    <style:style style:parent-style-name="673" style:family="paragraph" style:name="P152">
      <style:paragraph-properties/>
    </style:style>
    <style:style style:family="text" style:name="T247">
      <style:text-properties fo:font-size="13pt"/>
    </style:style>
    <style:style style:family="text" style:name="T248">
      <style:text-properties fo:font-size="13pt"/>
    </style:style>
    <style:style style:parent-style-name="673" style:family="paragraph" style:name="P153">
      <style:paragraph-properties/>
    </style:style>
    <style:style style:family="text" style:name="T249">
      <style:text-properties fo:font-size="13pt"/>
    </style:style>
    <style:style style:family="text" style:name="T250">
      <style:text-properties fo:font-size="13pt"/>
    </style:style>
    <style:style style:parent-style-name="673" style:family="paragraph" style:name="P154">
      <style:paragraph-properties/>
    </style:style>
    <style:style style:family="text" style:name="T251">
      <style:text-properties fo:font-size="13pt"/>
    </style:style>
    <style:style style:family="text" style:name="T252">
      <style:text-properties fo:font-size="13pt"/>
    </style:style>
    <style:style style:family="table" style:name="ta3">
      <style:table-properties style:width="17cm" fo:margin-left="0cm" table:align="left"/>
    </style:style>
    <style:style style:family="table-column" style:name="co7">
      <style:table-column-properties style:column-width="3.401cm"/>
    </style:style>
    <style:style style:family="table-column" style:name="co8">
      <style:table-column-properties style:column-width="3.401cm"/>
    </style:style>
    <style:style style:family="table-column" style:name="co9">
      <style:table-column-properties style:column-width="3.401cm"/>
    </style:style>
    <style:style style:family="table-column" style:name="co10">
      <style:table-column-properties style:column-width="3.401cm"/>
    </style:style>
    <style:style style:family="table-column" style:name="co11">
      <style:table-column-properties style:column-width="3.401cm"/>
    </style:style>
    <style:style style:family="table-row" style:name="ro14">
      <style:table-row-properties/>
    </style:style>
    <style:style style:family="table-cell" style:name="ce40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55">
      <style:paragraph-properties/>
    </style:style>
    <style:style style:family="text" style:name="T253">
      <style:text-properties fo:font-size="13pt"/>
    </style:style>
    <style:style style:family="text" style:name="T254">
      <style:text-properties fo:font-size="13pt"/>
    </style:style>
    <style:style style:family="table-cell" style:name="ce41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56">
      <style:paragraph-properties/>
    </style:style>
    <style:style style:family="text" style:name="T255">
      <style:text-properties fo:font-size="13pt"/>
    </style:style>
    <style:style style:family="text" style:name="T256">
      <style:text-properties fo:font-size="13pt"/>
    </style:style>
    <style:style style:family="table-cell" style:name="ce42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57">
      <style:paragraph-properties/>
    </style:style>
    <style:style style:family="text" style:name="T257">
      <style:text-properties fo:font-size="13pt"/>
    </style:style>
    <style:style style:family="text" style:name="T258">
      <style:text-properties fo:font-size="13pt"/>
    </style:style>
    <style:style style:family="table-cell" style:name="ce43">
      <style:table-cell-properties style:direction="ltr" fo:border-top="0.01764cm solid #000000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58">
      <style:paragraph-properties/>
    </style:style>
    <style:style style:family="text" style:name="T259">
      <style:text-properties fo:font-size="13pt"/>
    </style:style>
    <style:style style:family="text" style:name="T260">
      <style:text-properties fo:font-size="13pt"/>
    </style:style>
    <style:style style:family="table-cell" style:name="ce44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59">
      <style:paragraph-properties/>
    </style:style>
    <style:style style:family="text" style:name="T261">
      <style:text-properties fo:font-size="13pt"/>
    </style:style>
    <style:style style:family="text" style:name="T262">
      <style:text-properties fo:font-size="13pt"/>
    </style:style>
    <style:style style:family="table-row" style:name="ro15">
      <style:table-row-properties/>
    </style:style>
    <style:style style:family="table-cell" style:name="ce4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0">
      <style:paragraph-properties/>
    </style:style>
    <style:style style:family="text" style:name="T263">
      <style:text-properties fo:font-size="13pt"/>
    </style:style>
    <style:style style:family="text" style:name="T264">
      <style:text-properties fo:font-size="13pt"/>
    </style:style>
    <style:style style:family="table-cell" style:name="ce4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1">
      <style:paragraph-properties/>
    </style:style>
    <style:style style:family="text" style:name="T265">
      <style:text-properties fo:font-size="13pt"/>
    </style:style>
    <style:style style:family="text" style:name="T266">
      <style:text-properties fo:font-size="13pt"/>
    </style:style>
    <style:style style:family="table-cell" style:name="ce4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2">
      <style:paragraph-properties/>
    </style:style>
    <style:style style:family="text" style:name="T267">
      <style:text-properties fo:font-size="13pt"/>
    </style:style>
    <style:style style:family="text" style:name="T268">
      <style:text-properties fo:font-size="13pt"/>
    </style:style>
    <style:style style:family="table-cell" style:name="ce4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3">
      <style:paragraph-properties/>
    </style:style>
    <style:style style:family="text" style:name="T269">
      <style:text-properties fo:font-size="13pt"/>
    </style:style>
    <style:style style:family="text" style:name="T270">
      <style:text-properties fo:font-size="13pt"/>
    </style:style>
    <style:style style:family="table-cell" style:name="ce4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64">
      <style:paragraph-properties/>
    </style:style>
    <style:style style:family="text" style:name="T271">
      <style:text-properties fo:font-size="13pt"/>
    </style:style>
    <style:style style:family="text" style:name="T272">
      <style:text-properties fo:font-size="13pt"/>
    </style:style>
    <style:style style:family="table-row" style:name="ro16">
      <style:table-row-properties/>
    </style:style>
    <style:style style:family="table-cell" style:name="ce5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5">
      <style:paragraph-properties/>
    </style:style>
    <style:style style:family="text" style:name="T273">
      <style:text-properties fo:font-size="13pt"/>
    </style:style>
    <style:style style:family="text" style:name="T274">
      <style:text-properties fo:font-size="13pt"/>
    </style:style>
    <style:style style:family="table-cell" style:name="ce5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6">
      <style:paragraph-properties/>
    </style:style>
    <style:style style:family="text" style:name="T275">
      <style:text-properties fo:font-size="13pt"/>
    </style:style>
    <style:style style:family="text" style:name="T276">
      <style:text-properties fo:font-size="13pt"/>
    </style:style>
    <style:style style:family="table-cell" style:name="ce5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7">
      <style:paragraph-properties/>
    </style:style>
    <style:style style:family="text" style:name="T277">
      <style:text-properties fo:font-size="13pt"/>
    </style:style>
    <style:style style:family="text" style:name="T278">
      <style:text-properties fo:font-size="13pt"/>
    </style:style>
    <style:style style:family="table-cell" style:name="ce5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68">
      <style:paragraph-properties/>
    </style:style>
    <style:style style:family="text" style:name="T279">
      <style:text-properties fo:font-size="13pt"/>
    </style:style>
    <style:style style:family="text" style:name="T280">
      <style:text-properties fo:font-size="13pt"/>
    </style:style>
    <style:style style:family="table-cell" style:name="ce5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69">
      <style:paragraph-properties/>
    </style:style>
    <style:style style:family="text" style:name="T281">
      <style:text-properties fo:font-size="13pt"/>
    </style:style>
    <style:style style:family="text" style:name="T282">
      <style:text-properties fo:font-size="13pt"/>
    </style:style>
    <style:style style:family="table-row" style:name="ro17">
      <style:table-row-properties/>
    </style:style>
    <style:style style:family="table-cell" style:name="ce5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0">
      <style:paragraph-properties/>
    </style:style>
    <style:style style:family="text" style:name="T283">
      <style:text-properties fo:font-size="13pt"/>
    </style:style>
    <style:style style:family="text" style:name="T284">
      <style:text-properties fo:font-size="13pt"/>
    </style:style>
    <style:style style:family="table-cell" style:name="ce5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1">
      <style:paragraph-properties/>
    </style:style>
    <style:style style:family="text" style:name="T285">
      <style:text-properties fo:font-size="13pt"/>
    </style:style>
    <style:style style:family="text" style:name="T286">
      <style:text-properties fo:font-size="13pt"/>
    </style:style>
    <style:style style:family="table-cell" style:name="ce5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2">
      <style:paragraph-properties/>
    </style:style>
    <style:style style:family="text" style:name="T287">
      <style:text-properties fo:font-size="13pt"/>
    </style:style>
    <style:style style:family="text" style:name="T288">
      <style:text-properties fo:font-size="13pt"/>
    </style:style>
    <style:style style:family="table-cell" style:name="ce5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3">
      <style:paragraph-properties/>
    </style:style>
    <style:style style:family="text" style:name="T289">
      <style:text-properties fo:font-size="13pt"/>
    </style:style>
    <style:style style:family="text" style:name="T290">
      <style:text-properties fo:font-size="13pt"/>
    </style:style>
    <style:style style:family="table-cell" style:name="ce5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74">
      <style:paragraph-properties/>
    </style:style>
    <style:style style:family="text" style:name="T291">
      <style:text-properties fo:font-size="13pt"/>
    </style:style>
    <style:style style:family="text" style:name="T292">
      <style:text-properties fo:font-size="13pt"/>
    </style:style>
    <style:style style:family="table-row" style:name="ro18">
      <style:table-row-properties/>
    </style:style>
    <style:style style:family="table-cell" style:name="ce6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5">
      <style:paragraph-properties/>
    </style:style>
    <style:style style:family="text" style:name="T293">
      <style:text-properties fo:font-size="13pt"/>
    </style:style>
    <style:style style:family="text" style:name="T294">
      <style:text-properties fo:font-size="13pt"/>
    </style:style>
    <style:style style:family="table-cell" style:name="ce6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6">
      <style:paragraph-properties/>
    </style:style>
    <style:style style:family="text" style:name="T295">
      <style:text-properties fo:font-size="13pt"/>
    </style:style>
    <style:style style:family="text" style:name="T296">
      <style:text-properties fo:font-size="13pt"/>
    </style:style>
    <style:style style:family="table-cell" style:name="ce6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7">
      <style:paragraph-properties/>
    </style:style>
    <style:style style:family="text" style:name="T297">
      <style:text-properties fo:font-size="13pt"/>
    </style:style>
    <style:style style:family="text" style:name="T298">
      <style:text-properties fo:font-size="13pt"/>
    </style:style>
    <style:style style:family="table-cell" style:name="ce6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78">
      <style:paragraph-properties/>
    </style:style>
    <style:style style:family="text" style:name="T299">
      <style:text-properties fo:font-size="13pt"/>
    </style:style>
    <style:style style:family="text" style:name="T300">
      <style:text-properties fo:font-size="13pt"/>
    </style:style>
    <style:style style:family="table-cell" style:name="ce6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79">
      <style:paragraph-properties/>
    </style:style>
    <style:style style:family="text" style:name="T301">
      <style:text-properties fo:font-size="13pt"/>
    </style:style>
    <style:style style:family="text" style:name="T302">
      <style:text-properties fo:font-size="13pt"/>
    </style:style>
    <style:style style:family="table-row" style:name="ro19">
      <style:table-row-properties/>
    </style:style>
    <style:style style:family="table-cell" style:name="ce6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0">
      <style:paragraph-properties/>
    </style:style>
    <style:style style:family="text" style:name="T303">
      <style:text-properties fo:font-size="13pt"/>
    </style:style>
    <style:style style:family="text" style:name="T304">
      <style:text-properties fo:font-size="13pt"/>
    </style:style>
    <style:style style:family="table-cell" style:name="ce6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1">
      <style:paragraph-properties/>
    </style:style>
    <style:style style:family="text" style:name="T305">
      <style:text-properties fo:font-size="13pt"/>
    </style:style>
    <style:style style:family="text" style:name="T306">
      <style:text-properties fo:font-size="13pt"/>
    </style:style>
    <style:style style:family="table-cell" style:name="ce6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2">
      <style:paragraph-properties/>
    </style:style>
    <style:style style:family="text" style:name="T307">
      <style:text-properties fo:font-size="13pt"/>
    </style:style>
    <style:style style:family="text" style:name="T308">
      <style:text-properties fo:font-size="13pt"/>
    </style:style>
    <style:style style:family="table-cell" style:name="ce6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3">
      <style:paragraph-properties/>
    </style:style>
    <style:style style:family="text" style:name="T309">
      <style:text-properties fo:font-size="13pt"/>
    </style:style>
    <style:style style:family="text" style:name="T310">
      <style:text-properties fo:font-size="13pt"/>
    </style:style>
    <style:style style:family="table-cell" style:name="ce6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84">
      <style:paragraph-properties/>
    </style:style>
    <style:style style:family="text" style:name="T311">
      <style:text-properties fo:font-size="13pt"/>
    </style:style>
    <style:style style:family="text" style:name="T312">
      <style:text-properties fo:font-size="13pt"/>
    </style:style>
    <style:style style:family="table-row" style:name="ro20">
      <style:table-row-properties/>
    </style:style>
    <style:style style:family="table-cell" style:name="ce7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5">
      <style:paragraph-properties/>
    </style:style>
    <style:style style:family="text" style:name="T313">
      <style:text-properties fo:font-size="13pt"/>
    </style:style>
    <style:style style:family="text" style:name="T314">
      <style:text-properties fo:font-size="13pt"/>
    </style:style>
    <style:style style:family="table-cell" style:name="ce7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6">
      <style:paragraph-properties/>
    </style:style>
    <style:style style:family="text" style:name="T315">
      <style:text-properties fo:font-size="13pt"/>
    </style:style>
    <style:style style:family="text" style:name="T316">
      <style:text-properties fo:font-size="13pt"/>
    </style:style>
    <style:style style:family="table-cell" style:name="ce7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7">
      <style:paragraph-properties/>
    </style:style>
    <style:style style:family="text" style:name="T317">
      <style:text-properties fo:font-size="13pt"/>
    </style:style>
    <style:style style:family="text" style:name="T318">
      <style:text-properties fo:font-size="13pt"/>
    </style:style>
    <style:style style:family="table-cell" style:name="ce7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88">
      <style:paragraph-properties/>
    </style:style>
    <style:style style:family="text" style:name="T319">
      <style:text-properties fo:font-size="13pt"/>
    </style:style>
    <style:style style:family="text" style:name="T320">
      <style:text-properties fo:font-size="13pt"/>
    </style:style>
    <style:style style:family="table-cell" style:name="ce7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89">
      <style:paragraph-properties/>
    </style:style>
    <style:style style:family="text" style:name="T321">
      <style:text-properties fo:font-size="13pt"/>
    </style:style>
    <style:style style:family="text" style:name="T322">
      <style:text-properties fo:font-size="13pt"/>
    </style:style>
    <style:style style:family="table-row" style:name="ro21">
      <style:table-row-properties/>
    </style:style>
    <style:style style:family="table-cell" style:name="ce7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0">
      <style:paragraph-properties/>
    </style:style>
    <style:style style:family="text" style:name="T323">
      <style:text-properties fo:font-size="13pt"/>
    </style:style>
    <style:style style:family="text" style:name="T324">
      <style:text-properties fo:font-size="13pt"/>
    </style:style>
    <style:style style:family="table-cell" style:name="ce7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1">
      <style:paragraph-properties/>
    </style:style>
    <style:style style:family="text" style:name="T325">
      <style:text-properties fo:font-size="13pt"/>
    </style:style>
    <style:style style:family="text" style:name="T326">
      <style:text-properties fo:font-size="13pt"/>
    </style:style>
    <style:style style:family="table-cell" style:name="ce7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2">
      <style:paragraph-properties/>
    </style:style>
    <style:style style:family="text" style:name="T327">
      <style:text-properties fo:font-size="13pt"/>
    </style:style>
    <style:style style:family="text" style:name="T328">
      <style:text-properties fo:font-size="13pt"/>
    </style:style>
    <style:style style:family="table-cell" style:name="ce7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3">
      <style:paragraph-properties/>
    </style:style>
    <style:style style:family="text" style:name="T329">
      <style:text-properties fo:font-size="13pt"/>
    </style:style>
    <style:style style:family="text" style:name="T330">
      <style:text-properties fo:font-size="13pt"/>
    </style:style>
    <style:style style:family="table-cell" style:name="ce7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94">
      <style:paragraph-properties/>
    </style:style>
    <style:style style:family="text" style:name="T331">
      <style:text-properties fo:font-size="13pt"/>
    </style:style>
    <style:style style:family="text" style:name="T332">
      <style:text-properties fo:font-size="13pt"/>
    </style:style>
    <style:style style:family="table-row" style:name="ro22">
      <style:table-row-properties/>
    </style:style>
    <style:style style:family="table-cell" style:name="ce8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5">
      <style:paragraph-properties/>
    </style:style>
    <style:style style:family="text" style:name="T333">
      <style:text-properties fo:font-size="13pt"/>
    </style:style>
    <style:style style:family="text" style:name="T334">
      <style:text-properties fo:font-size="13pt"/>
    </style:style>
    <style:style style:family="table-cell" style:name="ce8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6">
      <style:paragraph-properties/>
    </style:style>
    <style:style style:family="text" style:name="T335">
      <style:text-properties fo:font-size="13pt"/>
    </style:style>
    <style:style style:family="text" style:name="T336">
      <style:text-properties fo:font-size="13pt"/>
    </style:style>
    <style:style style:family="table-cell" style:name="ce8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7">
      <style:paragraph-properties/>
    </style:style>
    <style:style style:family="text" style:name="T337">
      <style:text-properties fo:font-size="13pt"/>
    </style:style>
    <style:style style:family="text" style:name="T338">
      <style:text-properties fo:font-size="13pt"/>
    </style:style>
    <style:style style:family="table-cell" style:name="ce8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198">
      <style:paragraph-properties/>
    </style:style>
    <style:style style:family="text" style:name="T339">
      <style:text-properties fo:font-size="13pt"/>
    </style:style>
    <style:style style:family="text" style:name="T340">
      <style:text-properties fo:font-size="13pt"/>
    </style:style>
    <style:style style:family="table-cell" style:name="ce8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199">
      <style:paragraph-properties/>
    </style:style>
    <style:style style:family="text" style:name="T341">
      <style:text-properties fo:font-size="13pt"/>
    </style:style>
    <style:style style:family="text" style:name="T342">
      <style:text-properties fo:font-size="13pt"/>
    </style:style>
    <style:style style:family="table-row" style:name="ro23">
      <style:table-row-properties/>
    </style:style>
    <style:style style:family="table-cell" style:name="ce85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0">
      <style:paragraph-properties/>
    </style:style>
    <style:style style:family="text" style:name="T343">
      <style:text-properties fo:font-size="13pt"/>
    </style:style>
    <style:style style:family="text" style:name="T344">
      <style:text-properties fo:font-size="13pt"/>
    </style:style>
    <style:style style:family="table-cell" style:name="ce86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1">
      <style:paragraph-properties/>
    </style:style>
    <style:style style:family="text" style:name="T345">
      <style:text-properties fo:font-size="13pt"/>
    </style:style>
    <style:style style:family="text" style:name="T346">
      <style:text-properties fo:font-size="13pt"/>
    </style:style>
    <style:style style:family="table-cell" style:name="ce87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2">
      <style:paragraph-properties/>
    </style:style>
    <style:style style:family="text" style:name="T347">
      <style:text-properties fo:font-size="13pt"/>
    </style:style>
    <style:style style:family="text" style:name="T348">
      <style:text-properties fo:font-size="13pt"/>
    </style:style>
    <style:style style:family="table-cell" style:name="ce88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3">
      <style:paragraph-properties/>
    </style:style>
    <style:style style:family="text" style:name="T349">
      <style:text-properties fo:font-size="13pt"/>
    </style:style>
    <style:style style:family="text" style:name="T350">
      <style:text-properties fo:font-size="13pt"/>
    </style:style>
    <style:style style:family="table-cell" style:name="ce89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204">
      <style:paragraph-properties/>
    </style:style>
    <style:style style:family="text" style:name="T351">
      <style:text-properties fo:font-size="13pt"/>
    </style:style>
    <style:style style:family="text" style:name="T352">
      <style:text-properties fo:font-size="13pt"/>
    </style:style>
    <style:style style:family="table-row" style:name="ro24">
      <style:table-row-properties/>
    </style:style>
    <style:style style:family="table-cell" style:name="ce90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5">
      <style:paragraph-properties/>
    </style:style>
    <style:style style:family="text" style:name="T353">
      <style:text-properties fo:font-size="13pt"/>
    </style:style>
    <style:style style:family="text" style:name="T354">
      <style:text-properties fo:font-size="13pt"/>
    </style:style>
    <style:style style:family="table-cell" style:name="ce91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6">
      <style:paragraph-properties/>
    </style:style>
    <style:style style:family="text" style:name="T355">
      <style:text-properties fo:font-size="13pt"/>
    </style:style>
    <style:style style:family="text" style:name="T356">
      <style:text-properties fo:font-size="13pt"/>
    </style:style>
    <style:style style:family="table-cell" style:name="ce92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7">
      <style:paragraph-properties/>
    </style:style>
    <style:style style:family="text" style:name="T357">
      <style:text-properties fo:font-size="13pt"/>
    </style:style>
    <style:style style:family="text" style:name="T358">
      <style:text-properties fo:font-size="13pt"/>
    </style:style>
    <style:style style:family="table-cell" style:name="ce93">
      <style:table-cell-properties style:direction="ltr" fo:border-top="none" fo:border-bottom="0.01764cm solid #000000" fo:border-left="0.01764cm solid #000000" fo:border-right="none" loext:writing-mode="lr-tb" fo:padding-top="0.09702cm" fo:padding-bottom="0.09702cm" fo:padding-left="0.09702cm" fo:padding-right="0.09702cm" fo:wrap-option="wrap"/>
    </style:style>
    <style:style style:parent-style-name="679" style:family="paragraph" style:name="P208">
      <style:paragraph-properties/>
    </style:style>
    <style:style style:family="text" style:name="T359">
      <style:text-properties fo:font-size="13pt"/>
    </style:style>
    <style:style style:family="text" style:name="T360">
      <style:text-properties fo:font-size="13pt"/>
    </style:style>
    <style:style style:family="table-cell" style:name="ce94">
      <style:table-cell-properties style:direction="ltr" fo:border-top="none" fo:border-bottom="0.01764cm solid #000000" fo:border-left="0.01764cm solid #000000" fo:border-right="0.01764cm solid #000000" loext:writing-mode="lr-tb" fo:padding-top="0.09702cm" fo:padding-bottom="0.09702cm" fo:padding-left="0.09702cm" fo:padding-right="0.09702cm" fo:wrap-option="wrap"/>
    </style:style>
    <style:style style:parent-style-name="679" style:family="paragraph" style:name="P209">
      <style:paragraph-properties/>
    </style:style>
    <style:style style:family="text" style:name="T361">
      <style:text-properties fo:font-size="13pt"/>
    </style:style>
    <style:style style:family="text" style:name="T362">
      <style:text-properties fo:font-size="13pt"/>
    </style:style>
    <style:style style:parent-style-name="673" style:family="paragraph" style:name="P210">
      <style:paragraph-properties/>
    </style:style>
    <style:style style:family="text" style:name="T363">
      <style:text-properties fo:font-size="13pt"/>
    </style:style>
    <style:style style:family="text" style:name="T364">
      <style:text-properties fo:font-size="13pt"/>
    </style:style>
    <style:style style:parent-style-name="673" style:family="paragraph" style:name="P211">
      <style:paragraph-properties/>
    </style:style>
    <style:style style:family="text" style:name="T365">
      <style:text-properties fo:font-size="13pt"/>
    </style:style>
    <style:style style:family="text" style:name="T366">
      <style:text-properties fo:font-size="13pt"/>
    </style:style>
    <style:style style:parent-style-name="673" style:family="paragraph" style:name="P212">
      <style:paragraph-properties/>
    </style:style>
    <style:style style:family="text" style:name="T367">
      <style:text-properties fo:font-size="13pt"/>
    </style:style>
    <style:style style:family="text" style:name="T368">
      <style:text-properties fo:font-size="13pt"/>
    </style:style>
    <style:style style:parent-style-name="673" style:family="paragraph" style:name="P213">
      <style:paragraph-properties/>
    </style:style>
    <style:style style:family="text" style:name="T369">
      <style:text-properties fo:font-size="18pt"/>
    </style:style>
    <style:style style:family="text" style:name="T370">
      <style:text-properties fo:font-size="18pt"/>
    </style:style>
    <style:style style:parent-style-name="673" style:family="paragraph" style:name="P214">
      <style:paragraph-properties/>
    </style:style>
    <style:style style:family="text" style:name="T371">
      <style:text-properties fo:font-size="13pt"/>
    </style:style>
    <style:style style:family="text" style:name="T372">
      <style:text-properties fo:font-size="13pt"/>
    </style:style>
    <style:style style:parent-style-name="673" style:family="paragraph" style:name="P215">
      <style:paragraph-properties/>
    </style:style>
    <style:style style:family="text" style:name="T373">
      <style:text-properties fo:font-size="13pt"/>
    </style:style>
    <style:style style:family="text" style:name="T374">
      <style:text-properties fo:font-size="13pt"/>
    </style:style>
    <style:style style:parent-style-name="673" style:family="paragraph" style:name="P216">
      <style:paragraph-properties/>
    </style:style>
    <style:style style:family="text" style:name="T375">
      <style:text-properties fo:font-size="13pt"/>
    </style:style>
    <style:style style:family="text" style:name="T376">
      <style:text-properties fo:font-size="13pt"/>
    </style:style>
    <style:style style:parent-style-name="673" style:family="paragraph" style:name="P217">
      <style:paragraph-properties/>
    </style:style>
    <style:style style:family="text" style:name="T377">
      <style:text-properties fo:font-size="13pt"/>
    </style:style>
    <style:style style:family="text" style:name="T378">
      <style:text-properties fo:font-size="13pt"/>
    </style:style>
    <style:style style:parent-style-name="673" style:family="paragraph" style:name="P218">
      <style:paragraph-properties/>
    </style:style>
    <style:style style:family="text" style:name="T379">
      <style:text-properties fo:font-size="13pt"/>
    </style:style>
    <style:style style:family="text" style:name="T380">
      <style:text-properties fo:font-size="13pt"/>
    </style:style>
    <style:style style:parent-style-name="673" style:family="paragraph" style:name="P219">
      <style:paragraph-properties/>
    </style:style>
    <style:style style:family="text" style:name="T381">
      <style:text-properties fo:font-size="13pt"/>
    </style:style>
    <style:style style:family="text" style:name="T382">
      <style:text-properties fo:font-size="13pt"/>
    </style:style>
    <style:style style:parent-style-name="673" style:family="paragraph" style:name="P220">
      <style:paragraph-properties/>
    </style:style>
    <style:style style:family="text" style:name="T383">
      <style:text-properties fo:font-size="13pt"/>
    </style:style>
    <style:style style:family="text" style:name="T384">
      <style:text-properties fo:font-size="13pt"/>
    </style:style>
    <style:style style:parent-style-name="673" style:family="paragraph" style:name="P221">
      <style:paragraph-properties/>
    </style:style>
    <style:style style:family="text" style:name="T385">
      <style:text-properties fo:font-size="13pt"/>
    </style:style>
    <style:style style:family="text" style:name="T386">
      <style:text-properties fo:font-size="13pt"/>
    </style:style>
    <style:style style:parent-style-name="673" style:family="paragraph" style:name="P222">
      <style:paragraph-properties/>
    </style:style>
    <style:style style:family="text" style:name="T387">
      <style:text-properties fo:font-size="13pt"/>
    </style:style>
    <style:style style:family="text" style:name="T388">
      <style:text-properties fo:font-size="13pt"/>
    </style:style>
    <style:style style:parent-style-name="673" style:family="paragraph" style:name="P223">
      <style:paragraph-properties/>
    </style:style>
    <style:style style:family="text" style:name="T389">
      <style:text-properties fo:font-size="13pt"/>
    </style:style>
    <style:style style:family="text" style:name="T390">
      <style:text-properties fo:font-size="13pt"/>
    </style:style>
    <style:style style:parent-style-name="673" style:family="paragraph" style:name="P224">
      <style:paragraph-properties/>
    </style:style>
    <style:style style:family="text" style:name="T391">
      <style:text-properties fo:font-size="13pt"/>
    </style:style>
    <style:style style:family="text" style:name="T392">
      <style:text-properties fo:font-size="13pt"/>
    </style:style>
    <style:style style:parent-style-name="673" style:family="paragraph" style:name="P225">
      <style:paragraph-properties/>
    </style:style>
    <style:style style:family="text" style:name="T393">
      <style:text-properties fo:font-size="13pt"/>
    </style:style>
    <style:style style:family="text" style:name="T394">
      <style:text-properties fo:font-size="13pt"/>
    </style:style>
    <style:style style:parent-style-name="673" style:family="paragraph" style:name="P226">
      <style:paragraph-properties/>
    </style:style>
    <style:style style:family="text" style:name="T395">
      <style:text-properties fo:font-size="13pt"/>
    </style:style>
    <style:style style:family="text" style:name="T396">
      <style:text-properties fo:font-size="13pt"/>
    </style:style>
    <style:style style:parent-style-name="673" style:family="paragraph" style:name="P227">
      <style:paragraph-properties/>
    </style:style>
    <style:style style:family="text" style:name="T397">
      <style:text-properties fo:font-size="13pt"/>
    </style:style>
    <style:style style:family="text" style:name="T398">
      <style:text-properties fo:font-size="13pt"/>
    </style:style>
    <style:style style:parent-style-name="673" style:family="paragraph" style:name="P228">
      <style:paragraph-properties/>
    </style:style>
    <style:style style:family="text" style:name="T399">
      <style:text-properties fo:font-size="13pt"/>
    </style:style>
    <style:style style:family="text" style:name="T400">
      <style:text-properties fo:font-size="13pt"/>
    </style:style>
    <style:style style:parent-style-name="673" style:family="paragraph" style:name="P229">
      <style:paragraph-properties/>
    </style:style>
    <style:style style:family="text" style:name="T401">
      <style:text-properties fo:font-size="13pt"/>
    </style:style>
    <style:style style:family="text" style:name="T402">
      <style:text-properties fo:font-size="13pt"/>
    </style:style>
    <style:style style:parent-style-name="673" style:family="paragraph" style:name="P230">
      <style:paragraph-properties/>
    </style:style>
    <style:style style:family="text" style:name="T403">
      <style:text-properties fo:font-size="13pt"/>
    </style:style>
    <style:style style:family="text" style:name="T404">
      <style:text-properties fo:font-size="13pt"/>
    </style:style>
    <style:style style:parent-style-name="673" style:family="paragraph" style:name="P231">
      <style:paragraph-properties/>
    </style:style>
    <style:style style:family="text" style:name="T405">
      <style:text-properties fo:font-size="13pt"/>
    </style:style>
    <style:style style:family="text" style:name="T406">
      <style:text-properties fo:font-size="13pt"/>
    </style:style>
    <style:style style:parent-style-name="673" style:family="paragraph" style:name="P232">
      <style:paragraph-properties/>
    </style:style>
    <style:style style:family="text" style:name="T407">
      <style:text-properties fo:font-size="13pt"/>
    </style:style>
    <style:style style:family="text" style:name="T408">
      <style:text-properties fo:font-size="13pt"/>
    </style:style>
    <style:style style:parent-style-name="673" style:family="paragraph" style:name="P233">
      <style:paragraph-properties/>
    </style:style>
    <style:style style:family="text" style:name="T409">
      <style:text-properties fo:font-size="13pt"/>
    </style:style>
    <style:style style:family="text" style:name="T410">
      <style:text-properties fo:font-size="13pt"/>
    </style:style>
    <style:style style:parent-style-name="673" style:family="paragraph" style:name="P234">
      <style:paragraph-properties/>
    </style:style>
    <style:style style:family="text" style:name="T411">
      <style:text-properties fo:font-size="13pt"/>
    </style:style>
    <style:style style:family="text" style:name="T412">
      <style:text-properties fo:font-size="13pt"/>
    </style:style>
    <style:style style:parent-style-name="673" style:family="paragraph" style:name="P235">
      <style:paragraph-properties/>
    </style:style>
    <style:style style:family="text" style:name="T413">
      <style:text-properties fo:font-size="13pt"/>
    </style:style>
    <style:style style:family="text" style:name="T414">
      <style:text-properties fo:font-size="13pt"/>
    </style:style>
    <style:style style:parent-style-name="673" style:family="paragraph" style:name="P236">
      <style:paragraph-properties/>
    </style:style>
    <style:style style:family="text" style:name="T415">
      <style:text-properties fo:font-size="13pt"/>
    </style:style>
    <style:style style:family="text" style:name="T416">
      <style:text-properties fo:font-size="13pt"/>
    </style:style>
    <style:style style:parent-style-name="673" style:family="paragraph" style:name="P237">
      <style:paragraph-properties/>
    </style:style>
    <style:style style:family="text" style:name="T417">
      <style:text-properties fo:font-size="13pt"/>
    </style:style>
    <style:style style:family="text" style:name="T418">
      <style:text-properties fo:font-size="13pt"/>
    </style:style>
    <style:style style:parent-style-name="673" style:family="paragraph" style:name="P238">
      <style:paragraph-properties/>
    </style:style>
    <style:style style:family="text" style:name="T419">
      <style:text-properties fo:font-size="13pt"/>
    </style:style>
    <style:style style:family="text" style:name="T420">
      <style:text-properties fo:font-size="13pt"/>
    </style:style>
    <style:style style:parent-style-name="673" style:family="paragraph" style:name="P239">
      <style:paragraph-properties/>
    </style:style>
    <style:style style:family="text" style:name="T421">
      <style:text-properties fo:font-size="18pt"/>
    </style:style>
    <style:style style:family="text" style:name="T422">
      <style:text-properties fo:font-size="18pt"/>
    </style:style>
    <style:style style:parent-style-name="673" style:family="paragraph" style:name="P240">
      <style:paragraph-properties/>
    </style:style>
    <style:style style:family="text" style:name="T423">
      <style:text-properties fo:font-size="13pt"/>
    </style:style>
    <style:style style:family="text" style:name="T424">
      <style:text-properties fo:font-size="13pt"/>
    </style:style>
    <style:style style:parent-style-name="673" style:family="paragraph" style:name="P241">
      <style:paragraph-properties/>
    </style:style>
    <style:style style:family="text" style:name="T425">
      <style:text-properties fo:font-size="13pt"/>
    </style:style>
    <style:style style:family="text" style:name="T426">
      <style:text-properties fo:font-size="13pt"/>
    </style:style>
    <style:style style:parent-style-name="673" style:family="paragraph" style:name="P242">
      <style:paragraph-properties/>
    </style:style>
    <style:style style:family="text" style:name="T427">
      <style:text-properties fo:font-size="13pt"/>
    </style:style>
    <style:style style:family="text" style:name="T428">
      <style:text-properties fo:font-size="13pt"/>
    </style:style>
    <style:style style:parent-style-name="673" style:family="paragraph" style:name="P243">
      <style:paragraph-properties/>
    </style:style>
    <style:style style:family="text" style:name="T429">
      <style:text-properties fo:font-size="13pt"/>
    </style:style>
    <style:style style:family="text" style:name="T430">
      <style:text-properties fo:font-size="13pt"/>
    </style:style>
    <style:style style:parent-style-name="673" style:family="paragraph" style:name="P244">
      <style:paragraph-properties/>
    </style:style>
    <style:style style:family="text" style:name="T431">
      <style:text-properties fo:font-size="13pt"/>
    </style:style>
    <style:style style:family="text" style:name="T432">
      <style:text-properties fo:font-size="13pt"/>
    </style:style>
    <style:style style:parent-style-name="673" style:family="paragraph" style:name="P245">
      <style:paragraph-properties/>
    </style:style>
    <style:style style:family="text" style:name="T433">
      <style:text-properties fo:font-size="13pt"/>
    </style:style>
    <style:style style:family="text" style:name="T434">
      <style:text-properties fo:font-size="13pt"/>
    </style:style>
    <style:style style:parent-style-name="673" style:family="paragraph" style:name="P246">
      <style:paragraph-properties/>
    </style:style>
    <style:style style:family="text" style:name="T435">
      <style:text-properties fo:font-size="13pt"/>
    </style:style>
    <style:style style:family="text" style:name="T436">
      <style:text-properties fo:font-size="13pt"/>
    </style:style>
    <style:style style:parent-style-name="673" style:family="paragraph" style:name="P247">
      <style:paragraph-properties/>
    </style:style>
    <style:style style:family="text" style:name="T437">
      <style:text-properties fo:font-size="13pt"/>
    </style:style>
    <style:style style:family="text" style:name="T438">
      <style:text-properties fo:font-size="13pt"/>
    </style:style>
    <style:style style:parent-style-name="673" style:family="paragraph" style:name="P248">
      <style:paragraph-properties/>
    </style:style>
    <style:style style:family="text" style:name="T439">
      <style:text-properties fo:font-size="13pt"/>
    </style:style>
    <style:style style:family="text" style:name="T440">
      <style:text-properties fo:font-size="13pt"/>
    </style:style>
    <style:style style:parent-style-name="673" style:family="paragraph" style:name="P249">
      <style:paragraph-properties/>
    </style:style>
    <style:style style:family="text" style:name="T441">
      <style:text-properties fo:font-size="13pt"/>
    </style:style>
    <style:style style:family="text" style:name="T442">
      <style:text-properties fo:font-size="13pt"/>
    </style:style>
    <style:style style:parent-style-name="673" style:family="paragraph" style:name="P250">
      <style:paragraph-properties/>
    </style:style>
    <style:style style:family="text" style:name="T443">
      <style:text-properties fo:font-size="13pt"/>
    </style:style>
    <style:style style:family="text" style:name="T444">
      <style:text-properties fo:font-size="13pt"/>
    </style:style>
    <style:style style:parent-style-name="673" style:family="paragraph" style:name="P251">
      <style:paragraph-properties/>
    </style:style>
    <style:style style:family="text" style:name="T445">
      <style:text-properties fo:font-size="18pt"/>
    </style:style>
    <style:style style:family="text" style:name="T446">
      <style:text-properties fo:font-size="18pt"/>
    </style:style>
    <style:style style:parent-style-name="673" style:family="paragraph" style:name="P252">
      <style:paragraph-properties/>
    </style:style>
    <style:style style:family="text" style:name="T447">
      <style:text-properties fo:font-size="13pt"/>
    </style:style>
    <style:style style:family="text" style:name="T448">
      <style:text-properties fo:font-size="13pt"/>
    </style:style>
    <style:style style:parent-style-name="673" style:family="paragraph" style:name="P253">
      <style:paragraph-properties/>
    </style:style>
    <style:style style:family="text" style:name="T449">
      <style:text-properties fo:font-size="13pt"/>
    </style:style>
    <style:style style:family="text" style:name="T450">
      <style:text-properties fo:font-size="13pt"/>
    </style:style>
    <style:style style:parent-style-name="673" style:family="paragraph" style:name="P254">
      <style:paragraph-properties/>
    </style:style>
    <style:style style:family="text" style:name="T451">
      <style:text-properties fo:font-size="13pt"/>
    </style:style>
    <style:style style:family="text" style:name="T452">
      <style:text-properties fo:font-size="13pt"/>
    </style:style>
    <style:style style:parent-style-name="673" style:family="paragraph" style:name="P255">
      <style:paragraph-properties/>
    </style:style>
    <style:style style:family="text" style:name="T453">
      <style:text-properties fo:font-size="13pt"/>
    </style:style>
    <style:style style:family="text" style:name="T454">
      <style:text-properties fo:font-size="13pt"/>
    </style:style>
    <style:style style:parent-style-name="673" style:family="paragraph" style:name="P256">
      <style:paragraph-properties/>
    </style:style>
    <style:style style:family="text" style:name="T455">
      <style:text-properties fo:font-size="13pt"/>
    </style:style>
    <style:style style:family="text" style:name="T456">
      <style:text-properties fo:font-size="13pt"/>
    </style:style>
    <style:style style:parent-style-name="673" style:family="paragraph" style:name="P257">
      <style:paragraph-properties/>
    </style:style>
    <style:style style:family="text" style:name="T457">
      <style:text-properties fo:font-size="13pt"/>
    </style:style>
    <style:style style:family="text" style:name="T458">
      <style:text-properties fo:font-size="13pt"/>
    </style:style>
    <style:style style:parent-style-name="673" style:family="paragraph" style:name="P258">
      <style:paragraph-properties/>
    </style:style>
    <style:style style:family="text" style:name="T459">
      <style:text-properties fo:font-size="13pt"/>
    </style:style>
    <style:style style:family="text" style:name="T460">
      <style:text-properties fo:font-size="13pt"/>
    </style:style>
    <style:style style:parent-style-name="673" style:family="paragraph" style:name="P259">
      <style:paragraph-properties/>
    </style:style>
    <style:style style:family="text" style:name="T461">
      <style:text-properties fo:font-size="13pt"/>
    </style:style>
    <style:style style:family="text" style:name="T462">
      <style:text-properties fo:font-size="13pt"/>
    </style:style>
    <style:style style:parent-style-name="673" style:family="paragraph" style:name="P260">
      <style:paragraph-properties/>
    </style:style>
    <style:style style:family="text" style:name="T463">
      <style:text-properties fo:font-size="13pt"/>
    </style:style>
    <style:style style:family="text" style:name="T464">
      <style:text-properties fo:font-size="13pt"/>
    </style:style>
    <style:style style:parent-style-name="673" style:family="paragraph" style:name="P261">
      <style:paragraph-properties/>
    </style:style>
    <style:style style:family="text" style:name="T465">
      <style:text-properties fo:font-size="13pt"/>
    </style:style>
    <style:style style:family="text" style:name="T466">
      <style:text-properties fo:font-size="13pt"/>
    </style:style>
    <style:style style:parent-style-name="673" style:family="paragraph" style:name="P262">
      <style:paragraph-properties/>
    </style:style>
    <style:style style:family="text" style:name="T467">
      <style:text-properties fo:font-size="13pt"/>
    </style:style>
    <style:style style:family="text" style:name="T468">
      <style:text-properties fo:font-size="13pt"/>
    </style:style>
    <style:style style:parent-style-name="673" style:family="paragraph" style:name="P263">
      <style:paragraph-properties/>
    </style:style>
    <style:style style:family="text" style:name="T469">
      <style:text-properties fo:font-size="13pt"/>
    </style:style>
    <style:style style:family="text" style:name="T470">
      <style:text-properties fo:font-size="13pt"/>
    </style:style>
    <style:style style:parent-style-name="673" style:family="paragraph" style:name="P264">
      <style:paragraph-properties/>
    </style:style>
    <style:style style:family="text" style:name="T471">
      <style:text-properties fo:font-size="13pt"/>
    </style:style>
    <style:style style:family="text" style:name="T472">
      <style:text-properties fo:font-size="13pt"/>
    </style:style>
    <style:style style:parent-style-name="673" style:family="paragraph" style:name="P265">
      <style:paragraph-properties/>
    </style:style>
    <style:style style:family="text" style:name="T473">
      <style:text-properties fo:font-size="18pt"/>
    </style:style>
    <style:style style:family="text" style:name="T474">
      <style:text-properties fo:font-size="18pt"/>
    </style:style>
    <style:style style:parent-style-name="673" style:family="paragraph" style:name="P266">
      <style:paragraph-properties/>
    </style:style>
    <style:style style:family="text" style:name="T475">
      <style:text-properties fo:font-size="13pt"/>
    </style:style>
    <style:style style:family="text" style:name="T476">
      <style:text-properties fo:font-size="13pt"/>
    </style:style>
    <style:style style:parent-style-name="673" style:family="paragraph" style:name="P267">
      <style:paragraph-properties/>
    </style:style>
    <style:style style:family="text" style:name="T477">
      <style:text-properties fo:font-size="13pt"/>
    </style:style>
    <style:style style:family="text" style:name="T478">
      <style:text-properties fo:font-size="13pt"/>
    </style:style>
    <style:style style:parent-style-name="673" style:family="paragraph" style:name="P268">
      <style:paragraph-properties/>
    </style:style>
    <style:style style:family="text" style:name="T479">
      <style:text-properties fo:font-size="13pt"/>
    </style:style>
    <style:style style:family="text" style:name="T480">
      <style:text-properties fo:font-size="13pt"/>
    </style:style>
    <style:style style:parent-style-name="673" style:family="paragraph" style:name="P269">
      <style:paragraph-properties/>
    </style:style>
    <style:style style:family="text" style:name="T481">
      <style:text-properties fo:font-size="13pt"/>
    </style:style>
    <style:style style:family="text" style:name="T482">
      <style:text-properties fo:font-size="13pt"/>
    </style:style>
    <style:style style:parent-style-name="673" style:family="paragraph" style:name="P270">
      <style:paragraph-properties/>
    </style:style>
    <style:style style:family="text" style:name="T483">
      <style:text-properties fo:font-size="13pt"/>
    </style:style>
    <style:style style:family="text" style:name="T484">
      <style:text-properties fo:font-size="13pt"/>
    </style:style>
    <style:style style:parent-style-name="673" style:family="paragraph" style:name="P271">
      <style:paragraph-properties/>
    </style:style>
    <style:style style:family="text" style:name="T485">
      <style:text-properties fo:font-size="13pt"/>
    </style:style>
    <style:style style:family="text" style:name="T486">
      <style:text-properties fo:font-size="13pt"/>
    </style:style>
    <style:style style:parent-style-name="673" style:family="paragraph" style:name="P272">
      <style:paragraph-properties/>
    </style:style>
    <style:style style:family="text" style:name="T487">
      <style:text-properties fo:font-size="13pt"/>
    </style:style>
    <style:style style:family="text" style:name="T488">
      <style:text-properties fo:font-size="13pt"/>
    </style:style>
    <style:style style:parent-style-name="673" style:family="paragraph" style:name="P273">
      <style:paragraph-properties/>
    </style:style>
    <style:style style:family="text" style:name="T489">
      <style:text-properties fo:font-size="13pt"/>
    </style:style>
    <style:style style:family="text" style:name="T490">
      <style:text-properties fo:font-size="13pt"/>
    </style:style>
    <style:style style:parent-style-name="673" style:family="paragraph" style:name="P274">
      <style:paragraph-properties/>
    </style:style>
    <style:style style:family="text" style:name="T491">
      <style:text-properties fo:font-size="13pt"/>
    </style:style>
    <style:style style:family="text" style:name="T492">
      <style:text-properties fo:font-size="13pt"/>
    </style:style>
    <style:style style:parent-style-name="673" style:family="paragraph" style:name="P275">
      <style:paragraph-properties/>
    </style:style>
    <style:style style:family="text" style:name="T493">
      <style:text-properties fo:font-size="13pt"/>
    </style:style>
    <style:style style:family="text" style:name="T494">
      <style:text-properties fo:font-size="13pt"/>
    </style:style>
    <style:style style:parent-style-name="673" style:family="paragraph" style:name="P276">
      <style:paragraph-properties/>
    </style:style>
    <style:style style:family="text" style:name="T495">
      <style:text-properties fo:font-size="13pt"/>
    </style:style>
    <style:style style:family="text" style:name="T496">
      <style:text-properties fo:font-size="13pt"/>
    </style:style>
    <style:style style:parent-style-name="673" style:family="paragraph" style:name="P277">
      <style:paragraph-properties/>
    </style:style>
    <style:style style:family="text" style:name="T497">
      <style:text-properties fo:font-size="13pt"/>
    </style:style>
    <style:style style:family="text" style:name="T498">
      <style:text-properties fo:font-size="13pt"/>
    </style:style>
    <style:style style:parent-style-name="673" style:family="paragraph" style:name="P278">
      <style:paragraph-properties/>
    </style:style>
    <style:style style:family="text" style:name="T499">
      <style:text-properties fo:font-size="13pt"/>
    </style:style>
    <style:style style:family="text" style:name="T500">
      <style:text-properties fo:font-size="13pt"/>
    </style:style>
    <style:style style:parent-style-name="673" style:family="paragraph" style:name="P279">
      <style:paragraph-properties/>
    </style:style>
    <style:style style:family="text" style:name="T501">
      <style:text-properties fo:font-size="13pt"/>
    </style:style>
    <style:style style:family="text" style:name="T502">
      <style:text-properties fo:font-size="13pt"/>
    </style:style>
    <style:style style:parent-style-name="673" style:family="paragraph" style:name="P280">
      <style:paragraph-properties/>
    </style:style>
    <style:style style:family="text" style:name="T503">
      <style:text-properties fo:font-size="13pt"/>
    </style:style>
    <style:style style:family="text" style:name="T504">
      <style:text-properties fo:font-size="13pt"/>
    </style:style>
    <style:style style:parent-style-name="673" style:family="paragraph" style:name="P281">
      <style:paragraph-properties/>
    </style:style>
    <style:style style:family="text" style:name="T505">
      <style:text-properties fo:font-size="13pt"/>
    </style:style>
    <style:style style:family="text" style:name="T506">
      <style:text-properties fo:font-size="13pt"/>
    </style:style>
    <style:style style:parent-style-name="673" style:family="paragraph" style:name="P282">
      <style:paragraph-properties/>
    </style:style>
    <style:style style:family="text" style:name="T507">
      <style:text-properties fo:font-size="13pt"/>
    </style:style>
    <style:style style:family="text" style:name="T508">
      <style:text-properties fo:font-size="13pt"/>
    </style:style>
    <style:style style:parent-style-name="673" style:family="paragraph" style:name="P283">
      <style:paragraph-properties/>
    </style:style>
    <style:style style:family="text" style:name="T509">
      <style:text-properties fo:font-size="13pt"/>
    </style:style>
    <style:style style:family="text" style:name="T510">
      <style:text-properties fo:font-size="13pt"/>
    </style:style>
    <style:style style:parent-style-name="673" style:family="paragraph" style:name="P284">
      <style:paragraph-properties/>
    </style:style>
    <style:style style:family="text" style:name="T511">
      <style:text-properties fo:font-size="13pt"/>
    </style:style>
    <style:style style:family="text" style:name="T512">
      <style:text-properties fo:font-size="13pt"/>
    </style:style>
    <style:style style:parent-style-name="673" style:family="paragraph" style:name="P285">
      <style:paragraph-properties/>
    </style:style>
    <style:style style:family="text" style:name="T513">
      <style:text-properties fo:font-size="13pt"/>
    </style:style>
    <style:style style:family="text" style:name="T514">
      <style:text-properties fo:font-size="13pt"/>
    </style:style>
    <style:style style:parent-style-name="673" style:family="paragraph" style:name="P286">
      <style:paragraph-properties/>
    </style:style>
    <style:style style:family="text" style:name="T515">
      <style:text-properties fo:font-size="13pt"/>
    </style:style>
    <style:style style:family="text" style:name="T516">
      <style:text-properties fo:font-size="13pt"/>
    </style:style>
    <style:style style:parent-style-name="673" style:family="paragraph" style:name="P287">
      <style:paragraph-properties/>
    </style:style>
    <style:style style:family="text" style:name="T517">
      <style:text-properties fo:font-size="13pt"/>
    </style:style>
    <style:style style:family="text" style:name="T518">
      <style:text-properties fo:font-size="13pt"/>
    </style:style>
    <style:style style:parent-style-name="673" style:family="paragraph" style:name="P288">
      <style:paragraph-properties/>
    </style:style>
    <style:style style:family="text" style:name="T519">
      <style:text-properties fo:font-size="13pt"/>
    </style:style>
    <style:style style:family="text" style:name="T520">
      <style:text-properties fo:font-size="13pt"/>
    </style:style>
    <style:style style:parent-style-name="673" style:family="paragraph" style:name="P289">
      <style:paragraph-properties/>
    </style:style>
    <style:style style:family="text" style:name="T521">
      <style:text-properties fo:font-size="18pt"/>
    </style:style>
    <style:style style:family="text" style:name="T522">
      <style:text-properties fo:font-size="18pt"/>
    </style:style>
    <style:style style:parent-style-name="673" style:family="paragraph" style:name="P290">
      <style:paragraph-properties/>
    </style:style>
    <style:style style:family="text" style:name="T523">
      <style:text-properties fo:font-size="13pt"/>
    </style:style>
    <style:style style:family="text" style:name="T524">
      <style:text-properties fo:font-size="13pt"/>
    </style:style>
    <style:style style:parent-style-name="673" style:family="paragraph" style:name="P291">
      <style:paragraph-properties/>
    </style:style>
    <style:style style:family="text" style:name="T525">
      <style:text-properties fo:font-size="13pt"/>
    </style:style>
    <style:style style:family="text" style:name="T526">
      <style:text-properties fo:font-size="13pt"/>
    </style:style>
    <style:style style:parent-style-name="673" style:family="paragraph" style:name="P292">
      <style:paragraph-properties/>
    </style:style>
    <style:style style:family="text" style:name="T527">
      <style:text-properties fo:font-size="13pt"/>
    </style:style>
    <style:style style:family="text" style:name="T528">
      <style:text-properties fo:font-size="13pt"/>
    </style:style>
    <style:style style:parent-style-name="673" style:family="paragraph" style:name="P293">
      <style:paragraph-properties/>
    </style:style>
    <style:style style:family="text" style:name="T529">
      <style:text-properties fo:font-size="13pt"/>
    </style:style>
    <style:style style:family="text" style:name="T530">
      <style:text-properties fo:font-size="13pt"/>
    </style:style>
    <style:style style:parent-style-name="673" style:family="paragraph" style:name="P294">
      <style:paragraph-properties/>
    </style:style>
    <style:style style:family="text" style:name="T531">
      <style:text-properties fo:font-size="13pt"/>
    </style:style>
    <style:style style:family="text" style:name="T532">
      <style:text-properties fo:font-size="13pt"/>
    </style:style>
    <style:style style:parent-style-name="673" style:family="paragraph" style:name="P295">
      <style:paragraph-properties/>
    </style:style>
    <style:style style:family="text" style:name="T533">
      <style:text-properties fo:font-size="13pt"/>
    </style:style>
    <style:style style:family="text" style:name="T534">
      <style:text-properties fo:font-size="13pt"/>
    </style:style>
    <style:style style:parent-style-name="673" style:family="paragraph" style:name="P296">
      <style:paragraph-properties/>
    </style:style>
    <style:style style:family="text" style:name="T535">
      <style:text-properties fo:font-size="13pt"/>
    </style:style>
    <style:style style:family="text" style:name="T536">
      <style:text-properties fo:font-size="13pt"/>
    </style:style>
    <style:style style:parent-style-name="673" style:family="paragraph" style:name="P297">
      <style:paragraph-properties/>
    </style:style>
    <style:style style:family="text" style:name="T537">
      <style:text-properties fo:font-size="13pt"/>
    </style:style>
    <style:style style:family="text" style:name="T538">
      <style:text-properties fo:font-size="13pt"/>
    </style:style>
    <style:style style:parent-style-name="673" style:family="paragraph" style:name="P298">
      <style:paragraph-properties/>
    </style:style>
    <style:style style:family="text" style:name="T539">
      <style:text-properties fo:font-size="13pt"/>
    </style:style>
    <style:style style:family="text" style:name="T540">
      <style:text-properties fo:font-size="13pt"/>
    </style:style>
    <style:style style:parent-style-name="673" style:family="paragraph" style:name="P299">
      <style:paragraph-properties/>
    </style:style>
    <style:style style:family="text" style:name="T541">
      <style:text-properties fo:font-size="18pt"/>
    </style:style>
    <style:style style:family="text" style:name="T542">
      <style:text-properties fo:font-size="18pt"/>
    </style:style>
    <style:style style:parent-style-name="673" style:family="paragraph" style:name="P300">
      <style:paragraph-properties/>
    </style:style>
    <style:style style:family="text" style:name="T543">
      <style:text-properties fo:font-size="13pt"/>
    </style:style>
    <style:style style:family="text" style:name="T544">
      <style:text-properties fo:font-size="13pt"/>
    </style:style>
    <style:style style:parent-style-name="673" style:family="paragraph" style:name="P301">
      <style:paragraph-properties/>
    </style:style>
    <style:style style:family="text" style:name="T545">
      <style:text-properties fo:font-size="13pt"/>
    </style:style>
    <style:style style:family="text" style:name="T546">
      <style:text-properties fo:font-size="13pt"/>
    </style:style>
    <style:style style:parent-style-name="673" style:family="paragraph" style:name="P302">
      <style:paragraph-properties/>
    </style:style>
    <style:style style:family="text" style:name="T547">
      <style:text-properties fo:font-size="13pt"/>
    </style:style>
    <style:style style:family="text" style:name="T548">
      <style:text-properties fo:font-size="13pt"/>
    </style:style>
    <style:style style:parent-style-name="673" style:family="paragraph" style:name="P303">
      <style:paragraph-properties/>
    </style:style>
    <style:style style:family="text" style:name="T549">
      <style:text-properties fo:font-size="13pt"/>
    </style:style>
    <style:style style:family="text" style:name="T550">
      <style:text-properties fo:font-size="13pt"/>
    </style:style>
    <style:style style:parent-style-name="673" style:family="paragraph" style:name="P304">
      <style:paragraph-properties/>
    </style:style>
    <style:style style:family="text" style:name="T551">
      <style:text-properties fo:font-size="13pt"/>
    </style:style>
    <style:style style:family="text" style:name="T552">
      <style:text-properties fo:font-size="13pt"/>
    </style:style>
    <style:style style:parent-style-name="673" style:family="paragraph" style:name="P305">
      <style:paragraph-properties/>
    </style:style>
    <style:style style:family="text" style:name="T553">
      <style:text-properties fo:font-size="13pt"/>
    </style:style>
    <style:style style:family="text" style:name="T554">
      <style:text-properties fo:font-size="13pt" fo:background-color="#ffff00"/>
    </style:style>
    <style:style style:family="text" style:name="T555">
      <style:text-properties fo:font-size="13pt"/>
    </style:style>
    <style:style style:family="text" style:name="T556">
      <style:text-properties fo:font-size="13pt" fo:background-color="#ffff00"/>
    </style:style>
    <style:style style:family="text" style:name="T557">
      <style:text-properties fo:font-size="13pt"/>
    </style:style>
    <style:style style:family="text" style:name="T558">
      <style:text-properties fo:font-size="13pt" fo:background-color="#ffff00"/>
    </style:style>
    <style:style style:family="text" style:name="T559">
      <style:text-properties fo:font-size="13pt"/>
    </style:style>
    <style:style style:family="text" style:name="T560">
      <style:text-properties fo:font-size="13pt"/>
    </style:style>
    <style:style style:parent-style-name="673" style:family="paragraph" style:name="P306">
      <style:paragraph-properties/>
    </style:style>
    <style:style style:family="text" style:name="T561">
      <style:text-properties fo:font-size="13pt"/>
    </style:style>
    <style:style style:family="text" style:name="T562">
      <style:text-properties fo:font-size="13pt"/>
    </style:style>
    <style:style style:parent-style-name="673" style:family="paragraph" style:name="P307">
      <style:paragraph-properties/>
    </style:style>
    <style:style style:family="text" style:name="T563">
      <style:text-properties fo:font-size="13pt"/>
    </style:style>
    <style:style style:family="text" style:name="T564">
      <style:text-properties fo:font-size="13pt"/>
    </style:style>
    <style:style style:family="text" style:name="T565">
      <style:text-properties fo:font-size="13pt"/>
    </style:style>
    <style:style style:parent-style-name="673" style:family="paragraph" style:name="P308">
      <style:paragraph-properties/>
    </style:style>
    <style:style style:family="text" style:name="T566">
      <style:text-properties fo:font-size="13pt"/>
    </style:style>
    <style:style style:family="text" style:name="T567">
      <style:text-properties fo:font-size="13pt"/>
    </style:style>
    <style:style style:parent-style-name="673" style:family="paragraph" style:name="P309">
      <style:paragraph-properties/>
    </style:style>
    <style:style style:family="text" style:name="T568">
      <style:text-properties fo:font-size="13pt"/>
    </style:style>
    <style:style style:family="text" style:name="T569">
      <style:text-properties fo:font-size="13pt"/>
    </style:style>
    <style:style style:parent-style-name="673" style:family="paragraph" style:name="P310">
      <style:paragraph-properties/>
    </style:style>
    <style:style style:family="text" style:name="T570">
      <style:text-properties fo:font-size="13pt"/>
    </style:style>
    <style:style style:family="text" style:name="T571">
      <style:text-properties fo:font-size="13pt"/>
    </style:style>
    <style:style style:parent-style-name="673" style:family="paragraph" style:name="P311">
      <style:paragraph-properties/>
    </style:style>
    <style:style style:family="text" style:name="T572">
      <style:text-properties fo:font-size="18pt"/>
    </style:style>
    <style:style style:family="text" style:name="T573">
      <style:text-properties fo:font-size="18pt"/>
    </style:style>
    <style:style style:parent-style-name="673" style:family="paragraph" style:name="P312">
      <style:paragraph-properties/>
    </style:style>
    <style:style style:family="text" style:name="T574">
      <style:text-properties fo:font-size="13pt"/>
    </style:style>
    <style:style style:family="text" style:name="T575">
      <style:text-properties fo:font-size="13pt"/>
    </style:style>
    <style:style style:parent-style-name="673" style:family="paragraph" style:name="P313">
      <style:paragraph-properties/>
    </style:style>
    <style:style style:family="text" style:name="T576">
      <style:text-properties fo:font-size="13pt"/>
    </style:style>
    <style:style style:family="text" style:name="T577">
      <style:text-properties fo:font-size="13pt"/>
    </style:style>
    <style:style style:parent-style-name="673" style:family="paragraph" style:name="P314">
      <style:paragraph-properties/>
    </style:style>
    <style:style style:family="text" style:name="T578">
      <style:text-properties fo:font-size="13pt"/>
    </style:style>
    <style:style style:family="text" style:name="T579">
      <style:text-properties fo:font-size="13pt"/>
    </style:style>
    <style:style style:parent-style-name="673" style:family="paragraph" style:name="P315">
      <style:paragraph-properties/>
    </style:style>
    <style:style style:family="text" style:name="T580">
      <style:text-properties fo:font-size="13pt"/>
    </style:style>
    <style:style style:family="text" style:name="T581">
      <style:text-properties fo:font-size="13pt"/>
    </style:style>
    <style:style style:parent-style-name="673" style:family="paragraph" style:name="P316">
      <style:paragraph-properties/>
    </style:style>
    <style:style style:family="text" style:name="T582">
      <style:text-properties fo:font-size="13pt"/>
    </style:style>
    <style:style style:family="text" style:name="T583">
      <style:text-properties fo:font-size="13pt"/>
    </style:style>
    <style:style style:parent-style-name="673" style:family="paragraph" style:name="P317">
      <style:paragraph-properties/>
    </style:style>
    <style:style style:family="text" style:name="T584">
      <style:text-properties fo:font-size="18pt"/>
    </style:style>
    <style:style style:family="text" style:name="T585">
      <style:text-properties fo:font-size="18pt"/>
    </style:style>
    <style:style style:parent-style-name="673" style:family="paragraph" style:name="P318">
      <style:paragraph-properties/>
    </style:style>
    <style:style style:family="text" style:name="T586">
      <style:text-properties fo:font-size="13pt"/>
    </style:style>
    <style:style style:family="text" style:name="T587">
      <style:text-properties fo:font-size="13pt"/>
    </style:style>
    <style:style style:parent-style-name="673" style:family="paragraph" style:name="P319">
      <style:paragraph-properties/>
    </style:style>
    <style:style style:family="text" style:name="T588">
      <style:text-properties fo:font-size="13pt"/>
    </style:style>
    <style:style style:family="text" style:name="T589">
      <style:text-properties fo:font-size="13pt"/>
    </style:style>
    <style:style style:parent-style-name="673" style:family="paragraph" style:name="P320">
      <style:paragraph-properties/>
    </style:style>
    <style:style style:family="text" style:name="T590">
      <style:text-properties fo:font-size="13pt"/>
    </style:style>
    <style:style style:family="text" style:name="T591">
      <style:text-properties fo:font-size="13pt"/>
    </style:style>
    <style:style style:parent-style-name="673" style:family="paragraph" style:name="P321">
      <style:paragraph-properties/>
    </style:style>
    <style:style style:family="text" style:name="T592">
      <style:text-properties fo:font-size="13pt"/>
    </style:style>
    <style:style style:family="text" style:name="T593">
      <style:text-properties fo:font-size="13pt"/>
    </style:style>
    <style:style style:parent-style-name="673" style:family="paragraph" style:name="P322">
      <style:paragraph-properties/>
    </style:style>
    <style:style style:family="text" style:name="T594">
      <style:text-properties fo:font-size="13pt"/>
    </style:style>
    <style:style style:family="text" style:name="T595">
      <style:text-properties fo:font-size="13pt"/>
    </style:style>
    <style:style style:parent-style-name="673" style:family="paragraph" style:name="P323">
      <style:paragraph-properties/>
    </style:style>
    <style:style style:family="text" style:name="T596">
      <style:text-properties fo:font-size="13pt"/>
    </style:style>
    <style:style style:family="text" style:name="T597">
      <style:text-properties fo:font-size="13pt"/>
    </style:style>
    <style:style style:parent-style-name="673" style:family="paragraph" style:name="P324">
      <style:paragraph-properties/>
    </style:style>
    <style:style style:family="text" style:name="T598">
      <style:text-properties fo:font-size="13pt"/>
    </style:style>
    <style:style style:family="text" style:name="T599">
      <style:text-properties fo:font-size="13pt"/>
    </style:style>
  </office:automatic-styles>
  <office:body>
    <office:text text:use-soft-page-breaks="true">
      <text:p text:style-name="P42"><text:span text:style-name="T26">Questionnaire professionnel</text:span><text:span text:style-name="T27"/><text:span/></text:p>
      <text:p text:style-name="P43"><text:span text:style-name="T28"/><text:span text:style-name="T29"/><text:span/></text:p>
      <text:p text:style-name="P44"><text:span text:style-name="T30"/><text:span text:style-name="T31"/><text:span/></text:p>
      <text:p text:style-name="P45"><text:span text:style-name="T32"/><text:span text:style-name="T33"/><text:span/></text:p>
      <text:p text:style-name="P46"><text:span text:style-name="T34">1. Mettre en service un équipement numérique</text:span><text:span text:style-name="T35"/><text:span/></text:p>
      <text:p text:style-name="P47"><text:span text:style-name="T36"/><text:span text:style-name="T37"/><text:span/></text:p>
      <text:p text:style-name="P48"><text:span text:style-name="T38">1.1 </text:span><text:span text:style-name="T39"/><text:span/></text:p>
      <text:p text:style-name="P49"><text:span text:style-name="T40"/><text:span text:style-name="T41"/><text:span text:style-name="T42"/></text:p>
      <text:p text:style-name="P50"><text:span text:style-name="T43">1.2</text:span><text:span text:style-name="T44"/><text:span/></text:p>
      <text:p text:style-name="P51"><text:span text:style-name="T45"/><text:span text:style-name="T46"/><text:span/></text:p>
      <text:p text:style-name="P52"><text:span text:style-name="T47">1.3</text:span><text:span text:style-name="T48"/><text:span/></text:p>
      <text:p text:style-name="P53"><text:span text:style-name="T49"/><text:span text:style-name="T50"/><text:span/></text:p>
      <text:p text:style-name="P54"><text:span text:style-name="T51"/><text:span text:style-name="T52"/><text:span/></text:p>
      <text:p text:style-name="P55"><text:span text:style-name="T53"/><text:span text:style-name="T54"/><text:span/></text:p>
      <text:p text:style-name="P56"><text:span text:style-name="T55">2. Gérer les incidents et les problèmes</text:span><text:span text:style-name="T56"/><text:span/></text:p>
      <text:p text:style-name="P57"><text:span text:style-name="T57"/><text:span text:style-name="T58"/><text:span/></text:p>
      <text:p text:style-name="P58"><text:span text:style-name="T59">2.1</text:span><text:span text:style-name="T60"/><text:span/></text:p>
      <text:p text:style-name="P59"><text:span text:style-name="T61"/><text:span text:style-name="T62"/><text:span/></text:p>
      <text:p text:style-name="P60"><text:span text:style-name="T63">2.2</text:span><text:span text:style-name="T64"/><text:span/></text:p>
      <text:p text:style-name="P61"><text:span text:style-name="T65"/><text:span text:style-name="T66"/><text:span/></text:p>
      <text:p text:style-name="P62"><text:span text:style-name="T67">2.3</text:span><text:span text:style-name="T68"/><text:span/></text:p>
      <text:p text:style-name="P63"><text:span text:style-name="T69"/><text:span text:style-name="T70"/><text:span/></text:p>
      <text:p text:style-name="P64"><text:span text:style-name="T71"/><text:span text:style-name="T72"/><text:span/></text:p>
      <text:p text:style-name="P65"><text:span text:style-name="T73"/><text:span text:style-name="T74"/><text:span/></text:p>
      <text:p text:style-name="P66"><text:span text:style-name="T75">3. Assister à l'utilisation des ressources collaboratives</text:span><text:span text:style-name="T76"/><text:span/></text:p>
      <text:p text:style-name="P67"><text:span text:style-name="T77"/><text:span text:style-name="T78"/><text:span/></text:p>
      <text:p text:style-name="P68"><text:span text:style-name="T79">3.1</text:span><text:span text:style-name="T80"/><text:span/></text:p>
      <text:p text:style-name="P69"><text:span text:style-name="T81"/><text:span text:style-name="T82"/><text:span/></text:p>
      <text:p text:style-name="P70"><text:span text:style-name="T83">3.2</text:span><text:span text:style-name="T84"/><text:span/></text:p>
      <text:p text:style-name="P71"><text:span text:style-name="T85"/><text:span text:style-name="T86"/><text:span/></text:p>
      <text:p text:style-name="P72"><text:span text:style-name="T87"/><text:span text:style-name="T88"/><text:span/></text:p>
      <text:p text:style-name="P73"><text:span text:style-name="T89"/><text:span text:style-name="T90"/><text:span/></text:p>
      <text:p text:style-name="P74"><text:span text:style-name="T91">4. Maintenir et exploiter le réseau local et la téléphonie</text:span><text:span text:style-name="T92"/><text:span/></text:p>
      <text:p text:style-name="P75"><text:span text:style-name="T93"/><text:span text:style-name="T94"/><text:span/></text:p>
      <text:p text:style-name="P76"><text:span text:style-name="T95">4.1 sous-réseau 1 :</text:span><text:span text:style-name="T96"/><text:span/></text:p>
      <text:p text:style-name="P77"><text:span text:style-name="T97">Adresse de réseau : </text:span><text:span text:style-name="T98"/><text:span/></text:p>
      <text:p text:style-name="P78"><text:span text:style-name="T99">Masque :</text:span><text:span text:style-name="T100"/><text:span/></text:p>
      <text:p text:style-name="P79"><text:span text:style-name="T101">1ère adresse :</text:span><text:span text:style-name="T102"/><text:span/></text:p>
      <text:p text:style-name="P80"><text:span text:style-name="T103">Adresse de broadcast :</text:span><text:span text:style-name="T104"/><text:span/></text:p>
      <text:p text:style-name="P81"><text:span text:style-name="T105"/><text:span text:style-name="T106"/><text:span/></text:p>
      <text:p text:style-name="P82"><text:span text:style-name="T107">sous-réseau 2 :</text:span><text:span text:style-name="T108"/><text:span/></text:p>
      <text:p text:style-name="P83"><text:span text:style-name="T109">Adresse de réseau : </text:span><text:span text:style-name="T110"/><text:span/></text:p>
      <text:p text:style-name="P84"><text:span text:style-name="T111">Masque :</text:span><text:span text:style-name="T112"/><text:span/></text:p>
      <text:p text:style-name="P85"><text:span text:style-name="T113">1ère adresse :</text:span><text:span text:style-name="T114"/><text:span/></text:p>
      <text:p text:style-name="P86"><text:span text:style-name="T115">Adresse de broadcast :</text:span><text:span text:style-name="T116"/><text:span/></text:p>
      <text:p text:style-name="P87"><text:span text:style-name="T117"/><text:span text:style-name="T118"/><text:span/></text:p>
      <text:p text:style-name="P88"><text:span text:style-name="T119">4.2</text:span><text:span text:style-name="T120"/><text:span/></text:p>
      <text:p text:style-name="P89"><text:span text:style-name="T121"/><text:span text:style-name="T122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90"><text:span text:style-name="T123">Décimal</text:span><text:span text:style-name="T124"/><text:span/></text:p>
          </table:table-cell>
          <table:table-cell table:style-name="ce2">
            <text:p text:style-name="P91"><text:span text:style-name="T125">Binaire</text:span><text:span text:style-name="T126"/><text:span/></text:p>
          </table:table-cell>
          <table:table-cell table:style-name="ce3">
            <text:p text:style-name="P92"><text:span text:style-name="T127">Hexadécimal</text:span><text:span text:style-name="T128"/><text:span/></text:p>
          </table:table-cell>
        </table:table-row>
        <table:table-row table:style-name="ro2">
          <table:table-cell table:style-name="ce4">
            <text:p text:style-name="P93"><text:span text:style-name="T129">9</text:span><text:span text:style-name="T130"/><text:span/></text:p>
          </table:table-cell>
          <table:table-cell table:style-name="ce5">
            <text:p text:style-name="P94"><text:span text:style-name="T131"/><text:span text:style-name="T132"/><text:span/></text:p>
          </table:table-cell>
          <table:table-cell table:style-name="ce6">
            <text:p text:style-name="P95"><text:span text:style-name="T133"/><text:span text:style-name="T134"/><text:span/></text:p>
          </table:table-cell>
        </table:table-row>
        <table:table-row table:style-name="ro3">
          <table:table-cell table:style-name="ce7">
            <text:p text:style-name="P96"><text:span text:style-name="T135">127</text:span><text:span text:style-name="T136"/><text:span/></text:p>
          </table:table-cell>
          <table:table-cell table:style-name="ce8">
            <text:p text:style-name="P97"><text:span text:style-name="T137"/><text:span text:style-name="T138"/><text:span/></text:p>
          </table:table-cell>
          <table:table-cell table:style-name="ce9">
            <text:p text:style-name="P98"><text:span text:style-name="T139">0x7F</text:span><text:span text:style-name="T140"/><text:span/></text:p>
          </table:table-cell>
        </table:table-row>
        <table:table-row table:style-name="ro4">
          <table:table-cell table:style-name="ce10">
            <text:p text:style-name="P99"><text:span text:style-name="T141">255</text:span><text:span text:style-name="T142"/><text:span/></text:p>
          </table:table-cell>
          <table:table-cell table:style-name="ce11">
            <text:p text:style-name="P100"><text:span text:style-name="T143"/><text:span text:style-name="T144"/><text:span/></text:p>
          </table:table-cell>
          <table:table-cell table:style-name="ce12">
            <text:p text:style-name="P101"><text:span text:style-name="T145"/><text:span text:style-name="T146"/><text:span/></text:p>
          </table:table-cell>
        </table:table-row>
        <table:table-row table:style-name="ro5">
          <table:table-cell table:style-name="ce13">
            <text:p text:style-name="P102"><text:span text:style-name="T147">16</text:span><text:span text:style-name="T148"/><text:span/></text:p>
          </table:table-cell>
          <table:table-cell table:style-name="ce14">
            <text:p text:style-name="P103"><text:span text:style-name="T149">00010000</text:span><text:span text:style-name="T150"/><text:span/></text:p>
          </table:table-cell>
          <table:table-cell table:style-name="ce15">
            <text:p text:style-name="P104"><text:span text:style-name="T151"/><text:span text:style-name="T152"/><text:span/></text:p>
          </table:table-cell>
        </table:table-row>
      </table:table>
      <text:p text:style-name="P105"><text:span text:style-name="T153"/><text:span text:style-name="T154"/><text:span/></text:p>
      <text:p text:style-name="P106"><text:span text:style-name="T155">4.3 Liens trunk ?</text:span><text:span text:style-name="T156"/><text:span/></text:p>
      <text:p text:style-name="P107"><text:span text:style-name="T157"/><text:span text:style-name="T158"/><text:span/></text:p>
      <text:p text:style-name="P108"><text:span text:style-name="T159">Méthode de routage ?</text:span><text:span text:style-name="T160"/><text:span/></text:p>
      <text:p text:style-name="P109"><text:span text:style-name="T161"/><text:span text:style-name="T162"/><text:span/></text:p>
      <text:p text:style-name="P110"><text:span text:style-name="T163">4.4 Solution matérielle :</text:span><text:span text:style-name="T164"/><text:span/></text:p>
      <text:p text:style-name="P111"><text:span text:style-name="T165"/><text:span text:style-name="T166"/><text:span/></text:p>
      <text:p text:style-name="P112"><text:span text:style-name="T167">Modification du paramétrage :</text:span><text:span text:style-name="T168"/><text:span/></text:p>
      <text:p text:style-name="P113"><text:span text:style-name="T169"/><text:span text:style-name="T170"/><text:span/></text:p>
      <text:p text:style-name="P114"><text:span text:style-name="T171">4.5 PC1 :</text:span><text:span text:style-name="T172"/><text:span/></text:p>
      <text:p text:style-name="P115"><text:span text:style-name="T173"/><text:span text:style-name="T174"/><text:span/></text:p>
      <text:p text:style-name="P116"><text:span text:style-name="T175">PC2 :</text:span><text:span text:style-name="T176"/><text:span/></text:p>
      <text:p text:style-name="P117"><text:span text:style-name="T177"/><text:span text:style-name="T178"/><text:span/></text:p>
      <text:p text:style-name="P118"><text:span text:style-name="T179">PC3 :</text:span><text:span text:style-name="T180"/><text:span/></text:p>
      <text:p text:style-name="P119"><text:span text:style-name="T181"/><text:span text:style-name="T182"/><text:span/></text:p>
      <text:p text:style-name="P120"><text:span text:style-name="T183">PC4 :</text:span><text:span text:style-name="T184"/><text:span/></text:p>
      <text:p text:style-name="P121"><text:span text:style-name="T185"/><text:span text:style-name="T186"/><text:span/></text:p>
      <text:p text:style-name="P122"><text:span text:style-name="T187">4.6</text:span><text:span text:style-name="T188"/><text:span/></text:p>
      <text:p text:style-name="P123"><text:span text:style-name="T189"/><text:span text:style-name="T190"/><text:span/></text:p>
      <text:p text:style-name="P124"><text:span text:style-name="T191">4.7</text:span><text:span text:style-name="T192"/><text:span/></text:p>
      <text:p text:style-name="P125"><text:span text:style-name="T193"/><text:span text:style-name="T194"/><text:span/></text:p>
      <text:p text:style-name="P126"><text:span text:style-name="T195">4.8 </text:span><text:span text:style-name="T196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6">
          <table:table-cell table:style-name="ce16">
            <text:p text:style-name="P127"><text:span text:style-name="T197">Acronyme</text:span><text:span text:style-name="T198"/><text:span/></text:p>
          </table:table-cell>
          <table:table-cell table:style-name="ce17">
            <text:p text:style-name="P128"><text:span text:style-name="T199">Nom complet</text:span><text:span text:style-name="T200"/><text:span/></text:p>
          </table:table-cell>
          <table:table-cell table:style-name="ce18">
            <text:p text:style-name="P129"><text:span text:style-name="T201">Port(s) par défaut</text:span><text:span text:style-name="T202"/><text:span/></text:p>
          </table:table-cell>
        </table:table-row>
        <table:table-row table:style-name="ro7">
          <table:table-cell table:style-name="ce19">
            <text:p text:style-name="P130"><text:span text:style-name="T203">HTTP</text:span><text:span text:style-name="T204"/><text:span/></text:p>
          </table:table-cell>
          <table:table-cell table:style-name="ce20">
            <text:p text:style-name="P131"><text:span text:style-name="T205"/><text:span text:style-name="T206"/><text:span/></text:p>
          </table:table-cell>
          <table:table-cell table:style-name="ce21">
            <text:p text:style-name="P132"><text:span text:style-name="T207"/><text:span text:style-name="T208"/><text:span/></text:p>
          </table:table-cell>
        </table:table-row>
        <table:table-row table:style-name="ro8">
          <table:table-cell table:style-name="ce22">
            <text:p text:style-name="P133"><text:span text:style-name="T209"/><text:span text:style-name="T210"/><text:span/></text:p>
          </table:table-cell>
          <table:table-cell table:style-name="ce23">
            <text:p text:style-name="P134"><text:span text:style-name="T211"/><text:span text:style-name="T212"/><text:span/></text:p>
          </table:table-cell>
          <table:table-cell table:style-name="ce24">
            <text:p text:style-name="P135"><text:span text:style-name="T213">20 (données), 21 (commandes), 22 (sécurisé)</text:span><text:span text:style-name="T214"/><text:span/></text:p>
          </table:table-cell>
        </table:table-row>
        <table:table-row table:style-name="ro9">
          <table:table-cell table:style-name="ce25">
            <text:p text:style-name="P136"><text:span text:style-name="T215">SSH</text:span><text:span text:style-name="T216"/><text:span/></text:p>
          </table:table-cell>
          <table:table-cell table:style-name="ce26">
            <text:p text:style-name="P137"><text:span text:style-name="T217"/><text:span text:style-name="T218"/><text:span/></text:p>
          </table:table-cell>
          <table:table-cell table:style-name="ce27">
            <text:p text:style-name="P138"><text:span text:style-name="T219"/><text:span text:style-name="T220"/><text:span/></text:p>
          </table:table-cell>
        </table:table-row>
        <table:table-row table:style-name="ro10">
          <table:table-cell table:style-name="ce28">
            <text:p text:style-name="P139"><text:span text:style-name="T221"/><text:span text:style-name="T222"/><text:span/></text:p>
          </table:table-cell>
          <table:table-cell table:style-name="ce29">
            <text:p text:style-name="P140"><text:span text:style-name="T223">Simple Mail Transfer Protocol</text:span><text:span text:style-name="T224"/><text:span/></text:p>
          </table:table-cell>
          <table:table-cell table:style-name="ce30">
            <text:p text:style-name="P141"><text:span text:style-name="T225"/><text:span text:style-name="T226"/><text:span/></text:p>
          </table:table-cell>
        </table:table-row>
        <table:table-row table:style-name="ro11">
          <table:table-cell table:style-name="ce31">
            <text:p text:style-name="P142"><text:span text:style-name="T227">IMAP</text:span><text:span text:style-name="T228"/><text:span/></text:p>
          </table:table-cell>
          <table:table-cell table:style-name="ce32">
            <text:p text:style-name="P143"><text:span text:style-name="T229"/><text:span text:style-name="T230"/><text:span/></text:p>
          </table:table-cell>
          <table:table-cell table:style-name="ce33">
            <text:p text:style-name="P144"><text:span text:style-name="T231"/><text:span text:style-name="T232"/><text:span/></text:p>
          </table:table-cell>
        </table:table-row>
        <table:table-row table:style-name="ro12">
          <table:table-cell table:style-name="ce34">
            <text:p text:style-name="P145"><text:span text:style-name="T233"/><text:span text:style-name="T234"/><text:span/></text:p>
          </table:table-cell>
          <table:table-cell table:style-name="ce35">
            <text:p text:style-name="P146"><text:span text:style-name="T235"/><text:span text:style-name="T236"/><text:span/></text:p>
          </table:table-cell>
          <table:table-cell table:style-name="ce36">
            <text:p text:style-name="P147"><text:span text:style-name="T237">110 (non sécurisé), 995 (sécurisé)</text:span><text:span text:style-name="T238"/><text:span/></text:p>
          </table:table-cell>
        </table:table-row>
        <table:table-row table:style-name="ro13">
          <table:table-cell table:style-name="ce37">
            <text:p text:style-name="P148"><text:span text:style-name="T239"/><text:span text:style-name="T240"/><text:span/></text:p>
          </table:table-cell>
          <table:table-cell table:style-name="ce38">
            <text:p text:style-name="P149"><text:span text:style-name="T241"/><text:span text:style-name="T242"/><text:span/></text:p>
          </table:table-cell>
          <table:table-cell table:style-name="ce39">
            <text:p text:style-name="P150"><text:span text:style-name="T243">53</text:span><text:span text:style-name="T244"/><text:span/></text:p>
          </table:table-cell>
        </table:table-row>
      </table:table>
      <text:p text:style-name="P151"><text:span text:style-name="T245"/><text:span text:style-name="T246"/><text:span/></text:p>
      <text:p text:style-name="P152"><text:span text:style-name="T247">4.9</text:span><text:span text:style-name="T248"/><text:span/></text:p>
      <text:p text:style-name="P153"><text:span text:style-name="T249"/><text:span text:style-name="T250"/><text:span/></text:p>
      <text:p text:style-name="P154"><text:span text:style-name="T251">4.10</text:span><text:span text:style-name="T252"/><text:span/></text:p>
      <table:table table:style-name="ta3">
        <table:table-columns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</table:table-columns>
        <table:table-row table:style-name="ro14">
          <table:table-cell table:style-name="ce40">
            <text:p text:style-name="P155"><text:span text:style-name="T253">Protocole</text:span><text:span text:style-name="T254"/><text:span/></text:p>
          </table:table-cell>
          <table:table-cell table:style-name="ce41">
            <text:p text:style-name="P156"><text:span text:style-name="T255">Accès réseau</text:span><text:span text:style-name="T256"/><text:span/></text:p>
          </table:table-cell>
          <table:table-cell table:style-name="ce42">
            <text:p text:style-name="P157"><text:span text:style-name="T257">Internet</text:span><text:span text:style-name="T258"/><text:span/></text:p>
          </table:table-cell>
          <table:table-cell table:style-name="ce43">
            <text:p text:style-name="P158"><text:span text:style-name="T259">Transport</text:span><text:span text:style-name="T260"/><text:span/></text:p>
          </table:table-cell>
          <table:table-cell table:style-name="ce44">
            <text:p text:style-name="P159"><text:span text:style-name="T261">Application</text:span><text:span text:style-name="T262"/><text:span/></text:p>
          </table:table-cell>
        </table:table-row>
        <table:table-row table:style-name="ro15">
          <table:table-cell table:style-name="ce45">
            <text:p text:style-name="P160"><text:span text:style-name="T263">ARP</text:span><text:span text:style-name="T264"/><text:span/></text:p>
          </table:table-cell>
          <table:table-cell table:style-name="ce46">
            <text:p text:style-name="P161"><text:span text:style-name="T265"/><text:span text:style-name="T266"/><text:span/></text:p>
          </table:table-cell>
          <table:table-cell table:style-name="ce47">
            <text:p text:style-name="P162"><text:span text:style-name="T267"/><text:span text:style-name="T268"/><text:span/></text:p>
          </table:table-cell>
          <table:table-cell table:style-name="ce48">
            <text:p text:style-name="P163"><text:span text:style-name="T269"/><text:span text:style-name="T270"/><text:span/></text:p>
          </table:table-cell>
          <table:table-cell table:style-name="ce49">
            <text:p text:style-name="P164"><text:span text:style-name="T271"/><text:span text:style-name="T272"/><text:span/></text:p>
          </table:table-cell>
        </table:table-row>
        <table:table-row table:style-name="ro16">
          <table:table-cell table:style-name="ce50">
            <text:p text:style-name="P165"><text:span text:style-name="T273">Ethernet</text:span><text:span text:style-name="T274"/><text:span/></text:p>
          </table:table-cell>
          <table:table-cell table:style-name="ce51">
            <text:p text:style-name="P166"><text:span text:style-name="T275"/><text:span text:style-name="T276"/><text:span/></text:p>
          </table:table-cell>
          <table:table-cell table:style-name="ce52">
            <text:p text:style-name="P167"><text:span text:style-name="T277"/><text:span text:style-name="T278"/><text:span/></text:p>
          </table:table-cell>
          <table:table-cell table:style-name="ce53">
            <text:p text:style-name="P168"><text:span text:style-name="T279"/><text:span text:style-name="T280"/><text:span/></text:p>
          </table:table-cell>
          <table:table-cell table:style-name="ce54">
            <text:p text:style-name="P169"><text:span text:style-name="T281"/><text:span text:style-name="T282"/><text:span/></text:p>
          </table:table-cell>
        </table:table-row>
        <table:table-row table:style-name="ro17">
          <table:table-cell table:style-name="ce55">
            <text:p text:style-name="P170"><text:span text:style-name="T283">ICMP</text:span><text:span text:style-name="T284"/><text:span/></text:p>
          </table:table-cell>
          <table:table-cell table:style-name="ce56">
            <text:p text:style-name="P171"><text:span text:style-name="T285"/><text:span text:style-name="T286"/><text:span/></text:p>
          </table:table-cell>
          <table:table-cell table:style-name="ce57">
            <text:p text:style-name="P172"><text:span text:style-name="T287"/><text:span text:style-name="T288"/><text:span/></text:p>
          </table:table-cell>
          <table:table-cell table:style-name="ce58">
            <text:p text:style-name="P173"><text:span text:style-name="T289"/><text:span text:style-name="T290"/><text:span/></text:p>
          </table:table-cell>
          <table:table-cell table:style-name="ce59">
            <text:p text:style-name="P174"><text:span text:style-name="T291"/><text:span text:style-name="T292"/><text:span/></text:p>
          </table:table-cell>
        </table:table-row>
        <table:table-row table:style-name="ro18">
          <table:table-cell table:style-name="ce60">
            <text:p text:style-name="P175"><text:span text:style-name="T293">IPv6</text:span><text:span text:style-name="T294"/><text:span/></text:p>
          </table:table-cell>
          <table:table-cell table:style-name="ce61">
            <text:p text:style-name="P176"><text:span text:style-name="T295"/><text:span text:style-name="T296"/><text:span/></text:p>
          </table:table-cell>
          <table:table-cell table:style-name="ce62">
            <text:p text:style-name="P177"><text:span text:style-name="T297"/><text:span text:style-name="T298"/><text:span/></text:p>
          </table:table-cell>
          <table:table-cell table:style-name="ce63">
            <text:p text:style-name="P178"><text:span text:style-name="T299"/><text:span text:style-name="T300"/><text:span/></text:p>
          </table:table-cell>
          <table:table-cell table:style-name="ce64">
            <text:p text:style-name="P179"><text:span text:style-name="T301"/><text:span text:style-name="T302"/><text:span/></text:p>
          </table:table-cell>
        </table:table-row>
        <table:table-row table:style-name="ro19">
          <table:table-cell table:style-name="ce65">
            <text:p text:style-name="P180"><text:span text:style-name="T303">DHCP</text:span><text:span text:style-name="T304"/><text:span/></text:p>
          </table:table-cell>
          <table:table-cell table:style-name="ce66">
            <text:p text:style-name="P181"><text:span text:style-name="T305"/><text:span text:style-name="T306"/><text:span/></text:p>
          </table:table-cell>
          <table:table-cell table:style-name="ce67">
            <text:p text:style-name="P182"><text:span text:style-name="T307"/><text:span text:style-name="T308"/><text:span/></text:p>
          </table:table-cell>
          <table:table-cell table:style-name="ce68">
            <text:p text:style-name="P183"><text:span text:style-name="T309"/><text:span text:style-name="T310"/><text:span/></text:p>
          </table:table-cell>
          <table:table-cell table:style-name="ce69">
            <text:p text:style-name="P184"><text:span text:style-name="T311"/><text:span text:style-name="T312"/><text:span/></text:p>
          </table:table-cell>
        </table:table-row>
        <table:table-row table:style-name="ro20">
          <table:table-cell table:style-name="ce70">
            <text:p text:style-name="P185"><text:span text:style-name="T313">FTP</text:span><text:span text:style-name="T314"/><text:span/></text:p>
          </table:table-cell>
          <table:table-cell table:style-name="ce71">
            <text:p text:style-name="P186"><text:span text:style-name="T315"/><text:span text:style-name="T316"/><text:span/></text:p>
          </table:table-cell>
          <table:table-cell table:style-name="ce72">
            <text:p text:style-name="P187"><text:span text:style-name="T317"/><text:span text:style-name="T318"/><text:span/></text:p>
          </table:table-cell>
          <table:table-cell table:style-name="ce73">
            <text:p text:style-name="P188"><text:span text:style-name="T319"/><text:span text:style-name="T320"/><text:span/></text:p>
          </table:table-cell>
          <table:table-cell table:style-name="ce74">
            <text:p text:style-name="P189"><text:span text:style-name="T321"/><text:span text:style-name="T322"/><text:span/></text:p>
          </table:table-cell>
        </table:table-row>
        <table:table-row table:style-name="ro21">
          <table:table-cell table:style-name="ce75">
            <text:p text:style-name="P190"><text:span text:style-name="T323">TLS/SSL</text:span><text:span text:style-name="T324"/><text:span/></text:p>
          </table:table-cell>
          <table:table-cell table:style-name="ce76">
            <text:p text:style-name="P191"><text:span text:style-name="T325"/><text:span text:style-name="T326"/><text:span/></text:p>
          </table:table-cell>
          <table:table-cell table:style-name="ce77">
            <text:p text:style-name="P192"><text:span text:style-name="T327"/><text:span text:style-name="T328"/><text:span/></text:p>
          </table:table-cell>
          <table:table-cell table:style-name="ce78">
            <text:p text:style-name="P193"><text:span text:style-name="T329"/><text:span text:style-name="T330"/><text:span/></text:p>
          </table:table-cell>
          <table:table-cell table:style-name="ce79">
            <text:p text:style-name="P194"><text:span text:style-name="T331"/><text:span text:style-name="T332"/><text:span/></text:p>
          </table:table-cell>
        </table:table-row>
        <table:table-row table:style-name="ro22">
          <table:table-cell table:style-name="ce80">
            <text:p text:style-name="P195"><text:span text:style-name="T333">POP3</text:span><text:span text:style-name="T334"/><text:span/></text:p>
          </table:table-cell>
          <table:table-cell table:style-name="ce81">
            <text:p text:style-name="P196"><text:span text:style-name="T335"/><text:span text:style-name="T336"/><text:span/></text:p>
          </table:table-cell>
          <table:table-cell table:style-name="ce82">
            <text:p text:style-name="P197"><text:span text:style-name="T337"/><text:span text:style-name="T338"/><text:span/></text:p>
          </table:table-cell>
          <table:table-cell table:style-name="ce83">
            <text:p text:style-name="P198"><text:span text:style-name="T339"/><text:span text:style-name="T340"/><text:span/></text:p>
          </table:table-cell>
          <table:table-cell table:style-name="ce84">
            <text:p text:style-name="P199"><text:span text:style-name="T341"/><text:span text:style-name="T342"/><text:span/></text:p>
          </table:table-cell>
        </table:table-row>
        <table:table-row table:style-name="ro23">
          <table:table-cell table:style-name="ce85">
            <text:p text:style-name="P200"><text:span text:style-name="T343">Telnet</text:span><text:span text:style-name="T344"/><text:span/></text:p>
          </table:table-cell>
          <table:table-cell table:style-name="ce86">
            <text:p text:style-name="P201"><text:span text:style-name="T345"/><text:span text:style-name="T346"/><text:span/></text:p>
          </table:table-cell>
          <table:table-cell table:style-name="ce87">
            <text:p text:style-name="P202"><text:span text:style-name="T347"/><text:span text:style-name="T348"/><text:span/></text:p>
          </table:table-cell>
          <table:table-cell table:style-name="ce88">
            <text:p text:style-name="P203"><text:span text:style-name="T349"/><text:span text:style-name="T350"/><text:span/></text:p>
          </table:table-cell>
          <table:table-cell table:style-name="ce89">
            <text:p text:style-name="P204"><text:span text:style-name="T351"/><text:span text:style-name="T352"/><text:span/></text:p>
          </table:table-cell>
        </table:table-row>
        <table:table-row table:style-name="ro24">
          <table:table-cell table:style-name="ce90">
            <text:p text:style-name="P205"><text:span text:style-name="T353">SNMP</text:span><text:span text:style-name="T354"/><text:span/></text:p>
          </table:table-cell>
          <table:table-cell table:style-name="ce91">
            <text:p text:style-name="P206"><text:span text:style-name="T355"/><text:span text:style-name="T356"/><text:span/></text:p>
          </table:table-cell>
          <table:table-cell table:style-name="ce92">
            <text:p text:style-name="P207"><text:span text:style-name="T357"/><text:span text:style-name="T358"/><text:span/></text:p>
          </table:table-cell>
          <table:table-cell table:style-name="ce93">
            <text:p text:style-name="P208"><text:span text:style-name="T359"/><text:span text:style-name="T360"/><text:span/></text:p>
          </table:table-cell>
          <table:table-cell table:style-name="ce94">
            <text:p text:style-name="P209"><text:span text:style-name="T361"/><text:span text:style-name="T362"/><text:span/></text:p>
          </table:table-cell>
        </table:table-row>
      </table:table>
      <text:p text:style-name="P210"><text:span text:style-name="T363"/><text:span text:style-name="T364"/><text:span/></text:p>
      <text:p text:style-name="P211"><text:span text:style-name="T365"/><text:span text:style-name="T366"/><text:span/></text:p>
      <text:p text:style-name="P212"><text:span text:style-name="T367"/><text:span text:style-name="T368"/><text:span/></text:p>
      <text:p text:style-name="P213"><text:span text:style-name="T369">5. Sécuriser les accès à Internet</text:span><text:span text:style-name="T370"/><text:span/></text:p>
      <text:p text:style-name="P214"><text:span text:style-name="T371"/><text:span text:style-name="T372"/><text:span/></text:p>
      <text:p text:style-name="P215"><text:span text:style-name="T373">5.1</text:span><text:span text:style-name="T374"/><text:span/></text:p>
      <text:p text:style-name="P216"><text:span text:style-name="T375"/><text:span text:style-name="T376"/><text:span/></text:p>
      <text:p text:style-name="P217"><text:span text:style-name="T377">5.2</text:span><text:span text:style-name="T378"/><text:span/></text:p>
      <text:p text:style-name="P218"><text:span text:style-name="T379"/><text:span text:style-name="T380"/><text:span/></text:p>
      <text:p text:style-name="P219"><text:span text:style-name="T381">5.3</text:span><text:span text:style-name="T382"/><text:span/></text:p>
      <text:p text:style-name="P220"><text:span text:style-name="T383"/><text:span text:style-name="T384"/><text:span/></text:p>
      <text:p text:style-name="P221"><text:span text:style-name="T385">5.4</text:span><text:span text:style-name="T386"/><text:span/></text:p>
      <text:p text:style-name="P222"><text:span text:style-name="T387"/><text:span text:style-name="T388"/><text:span/></text:p>
      <text:p text:style-name="P223"><text:span text:style-name="T389">ACL 1 :</text:span><text:span text:style-name="T390"/><text:span/></text:p>
      <text:p text:style-name="P224"><text:span text:style-name="T391"/><text:span text:style-name="T392"/><text:span/></text:p>
      <text:p text:style-name="P225"><text:span text:style-name="T393">ACL 2 :</text:span><text:span text:style-name="T394"/><text:span/></text:p>
      <text:p text:style-name="P226"><text:span text:style-name="T395"/><text:span text:style-name="T396"/><text:span/></text:p>
      <text:p text:style-name="P227"><text:span text:style-name="T397">ACL 3 :</text:span><text:span text:style-name="T398"/><text:span/></text:p>
      <text:p text:style-name="P228"><text:span text:style-name="T399"/><text:span text:style-name="T400"/><text:span/></text:p>
      <text:p text:style-name="P229"><text:span text:style-name="T401">ACL 4 :</text:span><text:span text:style-name="T402"/><text:span/></text:p>
      <text:p text:style-name="P230"><text:span text:style-name="T403"/><text:span text:style-name="T404"/><text:span/></text:p>
      <text:p text:style-name="P231"><text:span text:style-name="T405">Modification 1 :</text:span><text:span text:style-name="T406"/><text:span/></text:p>
      <text:p text:style-name="P232"><text:span text:style-name="T407"/><text:span text:style-name="T408"/><text:span/></text:p>
      <text:p text:style-name="P233"><text:span text:style-name="T409">Modification 2 :</text:span><text:span text:style-name="T410"/><text:span/></text:p>
      <text:p text:style-name="P234"><text:span text:style-name="T411"/><text:span text:style-name="T412"/><text:span/></text:p>
      <text:p text:style-name="P235"><text:span text:style-name="T413">5.5</text:span><text:span text:style-name="T414"/><text:span/></text:p>
      <text:p text:style-name="P236"><text:span text:style-name="T415"/><text:span text:style-name="T416"/><text:span/></text:p>
      <text:p text:style-name="P237"><text:span text:style-name="T417"/><text:span text:style-name="T418"/><text:span/></text:p>
      <text:p text:style-name="P238"><text:span text:style-name="T419"/><text:span text:style-name="T420"/><text:span/></text:p>
      <text:p text:style-name="P239"><text:span text:style-name="T421">6. Maintenir et exploiter un environnement virtualisé</text:span><text:span text:style-name="T422"/><text:span/></text:p>
      <text:p text:style-name="P240"><text:span text:style-name="T423"/><text:span text:style-name="T424"/><text:span/></text:p>
      <text:p text:style-name="P241"><text:span text:style-name="T425">6.1</text:span><text:span text:style-name="T426"/><text:span/></text:p>
      <text:p text:style-name="P242"><text:span text:style-name="T427"/><text:span text:style-name="T428"/><text:span/></text:p>
      <text:p text:style-name="P243"><text:span text:style-name="T429">6.2 Container Docker ?</text:span><text:span text:style-name="T430"/><text:span/></text:p>
      <text:p text:style-name="P244"><text:span text:style-name="T431"/><text:span text:style-name="T432"/><text:span/></text:p>
      <text:p text:style-name="P245"><text:span text:style-name="T433">Rapport avec image Docker ?</text:span><text:span text:style-name="T434"/><text:span/></text:p>
      <text:p text:style-name="P246"><text:span text:style-name="T435"/><text:span text:style-name="T436"/><text:span/></text:p>
      <text:p text:style-name="P247"><text:span text:style-name="T437">6.3</text:span><text:span text:style-name="T438"/><text:span/></text:p>
      <text:p text:style-name="P248"><text:span text:style-name="T439"/><text:span text:style-name="T440"/><text:span/></text:p>
      <text:p text:style-name="P249"><text:span text:style-name="T441"/><text:span text:style-name="T442"/><text:span/></text:p>
      <text:p text:style-name="P250"><text:span text:style-name="T443"/><text:span text:style-name="T444"/><text:span/></text:p>
      <text:p text:style-name="P251"><text:span text:style-name="T445">7. Maintenir et exploiter un domaine Active Directory et les serveurs Windows</text:span><text:span text:style-name="T446"/><text:span/></text:p>
      <text:p text:style-name="P252"><text:span text:style-name="T447"/><text:span text:style-name="T448"/><text:span/></text:p>
      <text:p text:style-name="P253"><text:span text:style-name="T449">7.1</text:span><text:span text:style-name="T450"/><text:span/></text:p>
      <text:p text:style-name="P254"><text:span text:style-name="T451"/><text:span text:style-name="T452"/><text:span/></text:p>
      <text:p text:style-name="P255"><text:span text:style-name="T453">7.2 Exécution de la ligne de commande ?</text:span><text:span text:style-name="T454"/><text:span/></text:p>
      <text:p text:style-name="P256"><text:span text:style-name="T455"/><text:span text:style-name="T456"/><text:span/></text:p>
      <text:p text:style-name="P257"><text:span text:style-name="T457">Contexte ?</text:span><text:span text:style-name="T458"/><text:span/></text:p>
      <text:p text:style-name="P258"><text:span text:style-name="T459"/><text:span text:style-name="T460"/><text:span/></text:p>
      <text:p text:style-name="P259"><text:span text:style-name="T461">7.3</text:span><text:span text:style-name="T462"/><text:span/></text:p>
      <text:p text:style-name="P260"><text:span text:style-name="T463"/><text:span text:style-name="T464"/><text:span/></text:p>
      <text:p text:style-name="P261"><text:span text:style-name="T465">7.4</text:span><text:span text:style-name="T466"/><text:span/></text:p>
      <text:p text:style-name="P262"><text:span text:style-name="T467"/><text:span text:style-name="T468"/><text:span/></text:p>
      <text:p text:style-name="P263"><text:span text:style-name="T469"/><text:span text:style-name="T470"/><text:span/></text:p>
      <text:p text:style-name="P264"><text:span text:style-name="T471"/><text:span text:style-name="T472"/><text:span/></text:p>
      <text:p text:style-name="P265"><text:span text:style-name="T473">8. Maintenir et exploiter un serveur Linux</text:span><text:span text:style-name="T474"/><text:span/></text:p>
      <text:p text:style-name="P266"><text:span text:style-name="T475"/><text:span text:style-name="T476"/><text:span/></text:p>
      <text:p text:style-name="P267"><text:span text:style-name="T477">8.1</text:span><text:span text:style-name="T478"/><text:span/></text:p>
      <text:p text:style-name="P268"><text:span text:style-name="T479"/><text:span text:style-name="T480"/><text:span/></text:p>
      <text:p text:style-name="P269"><text:span text:style-name="T481">8.2 /etc/shadow ?</text:span><text:span text:style-name="T482"/><text:span/></text:p>
      <text:p text:style-name="P270"><text:span text:style-name="T483"/><text:span text:style-name="T484"/><text:span/></text:p>
      <text:p text:style-name="P271"><text:span text:style-name="T485">/etc/passwd ?</text:span><text:span text:style-name="T486"/><text:span/></text:p>
      <text:p text:style-name="P272"><text:span text:style-name="T487"/><text:span text:style-name="T488"/><text:span/></text:p>
      <text:p text:style-name="P273"><text:span text:style-name="T489">/etc/group ?</text:span><text:span text:style-name="T490"/><text:span/></text:p>
      <text:p text:style-name="P274"><text:span text:style-name="T491"/><text:span text:style-name="T492"/><text:span/></text:p>
      <text:p text:style-name="P275"><text:span text:style-name="T493">8.3</text:span><text:span text:style-name="T494"/><text:span/></text:p>
      <text:p text:style-name="P276"><text:span text:style-name="T495"/><text:span text:style-name="T496"/><text:span/></text:p>
      <text:p text:style-name="P277"><text:span text:style-name="T497">8.4</text:span><text:span text:style-name="T498"/><text:span/></text:p>
      <text:p text:style-name="P278"><text:span text:style-name="T499"/><text:span text:style-name="T500"/><text:span/></text:p>
      <text:p text:style-name="P279"><text:span text:style-name="T501">8.5</text:span><text:span text:style-name="T502"/><text:span/></text:p>
      <text:p text:style-name="P280"><text:span text:style-name="T503"/><text:span text:style-name="T504"/><text:span/></text:p>
      <text:p text:style-name="P281"><text:span text:style-name="T505">8.6</text:span><text:span text:style-name="T506"/><text:span/></text:p>
      <text:p text:style-name="P282"><text:span text:style-name="T507"/><text:span text:style-name="T508"/><text:span/></text:p>
      <text:p text:style-name="P283"><text:span text:style-name="T509">8.7</text:span><text:span text:style-name="T510"/><text:span/></text:p>
      <text:p text:style-name="P284"><text:span text:style-name="T511"/><text:span text:style-name="T512"/><text:span/></text:p>
      <text:p text:style-name="P285"><text:span text:style-name="T513">8.8</text:span><text:span text:style-name="T514"/><text:span/></text:p>
      <text:p text:style-name="P286"><text:span text:style-name="T515"/><text:span text:style-name="T516"/><text:span/></text:p>
      <text:p text:style-name="P287"><text:span text:style-name="T517"/><text:span text:style-name="T518"/><text:span/></text:p>
      <text:p text:style-name="P288"><text:span text:style-name="T519"/><text:span text:style-name="T520"/><text:span/></text:p>
      <text:p text:style-name="P289"><text:span text:style-name="T521">9. Configurer les services de déploiement et de terminaux clients légers</text:span><text:span text:style-name="T522"/><text:span/></text:p>
      <text:p text:style-name="P290"><text:span text:style-name="T523"/><text:span text:style-name="T524"/><text:span/></text:p>
      <text:p text:style-name="P291"><text:span text:style-name="T525">9.1</text:span><text:span text:style-name="T526"/><text:span/></text:p>
      <text:p text:style-name="P292"><text:span text:style-name="T527"/><text:span text:style-name="T528"/><text:span/></text:p>
      <text:p text:style-name="P293"><text:span text:style-name="T529">9.2</text:span><text:span text:style-name="T530"/><text:span/></text:p>
      <text:p text:style-name="P294"><text:span text:style-name="T531"/><text:span text:style-name="T532"/><text:span/></text:p>
      <text:p text:style-name="P295"><text:span text:style-name="T533">9.3</text:span><text:span text:style-name="T534"/><text:span/></text:p>
      <text:p text:style-name="P296"><text:span text:style-name="T535"/><text:span text:style-name="T536"/><text:span/></text:p>
      <text:p text:style-name="P297"><text:span text:style-name="T537"/><text:span text:style-name="T538"/><text:span/></text:p>
      <text:p text:style-name="P298"><text:span text:style-name="T539"/><text:span text:style-name="T540"/><text:span/></text:p>
      <text:p text:style-name="P299"><text:span text:style-name="T541">10. Maintenir et sécuriser les accès réseaux distants</text:span><text:span text:style-name="T542"/><text:span/></text:p>
      <text:p text:style-name="P300"><text:span text:style-name="T543"/><text:span text:style-name="T544"/><text:span/></text:p>
      <text:p text:style-name="P301"><text:span text:style-name="T545">10.1 VPN A :</text:span><text:span text:style-name="T546"/><text:span/></text:p>
      <text:p text:style-name="P302"><text:span text:style-name="T547"/><text:span text:style-name="T548"/><text:span/></text:p>
      <text:p text:style-name="P303"><text:span text:style-name="T549">VPN B :</text:span><text:span text:style-name="T550"/><text:span/></text:p>
      <text:p text:style-name="P304"><text:span text:style-name="T551"/><text:span text:style-name="T552"/><text:span/></text:p>
      <text:p text:style-name="P305"><text:span text:style-name="T553">10.2 Pour envoyer un message privé à Bob, Alice utilise </text:span><text:span text:style-name="T554">xxxx</text:span><text:span text:style-name="T555"> de Bob pour rendre « illisible » le « texte en clair » et Bob utilise </text:span><text:span text:style-name="T556">xxxx</text:span><text:span text:style-name="T557"> pour transformer le texte « illisible » en « texte en clair ». Ce processus représente un chiffrement </text:span><text:span text:style-name="T558">xxxx</text:span><text:span text:style-name="T559">.</text:span><text:span text:style-name="T560"/><text:span/></text:p>
      <text:p text:style-name="P306"><text:span text:style-name="T561"/><text:span text:style-name="T562"/><text:span/></text:p>
      <text:p text:style-name="P307"><text:span text:style-name="T563">10.3 </text:span><text:span text:style-name="T564">Traduction en Français :</text:span><text:span text:style-name="T565"/><text:span/></text:p>
      <text:p text:style-name="P308"><text:span text:style-name="T566"/><text:span text:style-name="T567"/><text:span/></text:p>
      <text:p text:style-name="P309"><text:span text:style-name="T568"/><text:span text:style-name="T569"/><text:span/></text:p>
      <text:p text:style-name="P310"><text:span text:style-name="T570"/><text:span text:style-name="T571"/><text:span/></text:p>
      <text:p text:style-name="P311"><text:span text:style-name="T572">11. Superviser l'infrastructure</text:span><text:span text:style-name="T573"/><text:span/></text:p>
      <text:p text:style-name="P312"><text:span text:style-name="T574"/><text:span text:style-name="T575"/><text:span/></text:p>
      <text:p text:style-name="P313"><text:span text:style-name="T576">11.1</text:span><text:span text:style-name="T577"/><text:span/></text:p>
      <text:p text:style-name="P314"><text:span text:style-name="T578"/><text:span text:style-name="T579"/><text:span/></text:p>
      <text:p text:style-name="P315"><text:span text:style-name="T580"/><text:span text:style-name="T581"/><text:span/></text:p>
      <text:p text:style-name="P316"><text:span text:style-name="T582"/><text:span text:style-name="T583"/><text:span/></text:p>
      <text:p text:style-name="P317"><text:span text:style-name="T584">12. Intervenir dans un environnement de Cloud Computing</text:span><text:span text:style-name="T585"/><text:span/></text:p>
      <text:p text:style-name="P318"><text:span text:style-name="T586"/><text:span text:style-name="T587"/><text:span/></text:p>
      <text:p text:style-name="P319"><text:span text:style-name="T588">12.1 PaaS :</text:span><text:span text:style-name="T589"/><text:span/></text:p>
      <text:p text:style-name="P320"><text:span text:style-name="T590"/><text:span text:style-name="T591"/><text:span/></text:p>
      <text:p text:style-name="P321"><text:span text:style-name="T592">IaaS :</text:span><text:span text:style-name="T593"/><text:span/></text:p>
      <text:p text:style-name="P322"><text:span text:style-name="T594"/><text:span text:style-name="T595"/><text:span/></text:p>
      <text:p text:style-name="P323"><text:span text:style-name="T596">SaaS :</text:span><text:span text:style-name="T597"/><text:span/></text:p>
      <text:p text:style-name="P324"><text:span text:style-name="T598"/><text:span text:style-name="T599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</style:style>
    <style:style style:display-name="DStyle_text" style:family="text" style:name="619"/>
    <style:style style:parent-style-name="618" style:display-name="Normal" style:family="paragraph" style:name="620"/>
    <style:style style:parent-style-name="620" style:display-name="Heading 1" style:family="paragraph" style:name="621">
      <style:text-properties fo:font-family="Arial" style:font-family-complex="Arial" fo:font-size="20pt"/>
      <style:paragraph-properties fo:margin-top="24pt" fo:margin-bottom="10pt"/>
    </style:style>
    <style:style style:parent-style-name="618" style:display-name="Heading 1 Char" style:family="text" style:name="622">
      <style:text-properties fo:font-family="Arial" style:font-family-complex="Arial" fo:font-size="20pt"/>
    </style:style>
    <style:style style:parent-style-name="618" style:display-name="Heading 2 Char" style:family="text" style:name="623">
      <style:text-properties fo:font-family="Arial" style:font-family-complex="Arial" fo:font-size="17pt"/>
    </style:style>
    <style:style style:parent-style-name="620" style:display-name="Heading 3" style:family="paragraph" style:name="624">
      <style:text-properties fo:font-family="Arial" style:font-family-complex="Arial" fo:font-size="15pt"/>
      <style:paragraph-properties fo:margin-top="16pt" fo:margin-bottom="10pt"/>
    </style:style>
    <style:style style:parent-style-name="618" style:display-name="Heading 3 Char" style:family="text" style:name="625">
      <style:text-properties fo:font-family="Arial" style:font-family-complex="Arial" fo:font-size="15pt"/>
    </style:style>
    <style:style style:parent-style-name="620" style:display-name="Heading 4" style:family="paragraph" style:name="626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4 Char" style:family="text" style:name="627">
      <style:text-properties fo:font-family="Arial" style:font-family-complex="Arial" fo:font-size="13pt" fo:font-weight="bold"/>
    </style:style>
    <style:style style:parent-style-name="620" style:display-name="Heading 5" style:family="paragraph" style:name="628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5 Char" style:family="text" style:name="629">
      <style:text-properties fo:font-family="Arial" style:font-family-complex="Arial" fo:font-size="12pt" fo:font-weight="bold"/>
    </style:style>
    <style:style style:parent-style-name="620" style:display-name="Heading 6" style:family="paragraph" style:name="630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6 Char" style:family="text" style:name="631">
      <style:text-properties fo:font-family="Arial" style:font-family-complex="Arial" fo:font-size="11pt" fo:font-weight="bold"/>
    </style:style>
    <style:style style:parent-style-name="620" style:display-name="Heading 7" style:family="paragraph" style:name="63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7 Char" style:family="text" style:name="633">
      <style:text-properties fo:font-family="Arial" style:font-family-complex="Arial" fo:font-size="11pt" fo:font-style="italic" fo:font-weight="bold"/>
    </style:style>
    <style:style style:parent-style-name="620" style:display-name="Heading 8" style:family="paragraph" style:name="634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8 Char" style:family="text" style:name="635">
      <style:text-properties fo:font-family="Arial" style:font-family-complex="Arial" fo:font-size="11pt" fo:font-style="italic"/>
    </style:style>
    <style:style style:parent-style-name="620" style:display-name="Heading 9" style:family="paragraph" style:name="63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Heading 9 Char" style:family="text" style:name="637">
      <style:text-properties fo:font-family="Arial" style:font-family-complex="Arial" fo:font-size="10.5pt" fo:font-style="italic"/>
    </style:style>
    <style:style style:parent-style-name="620" style:display-name="List Paragraph" style:family="paragraph" style:name="638">
      <style:paragraph-properties fo:margin-left="1.27cm" fo:margin-right="0cm" fo:text-indent="0cm"/>
    </style:style>
    <style:style style:parent-style-name="618" style:display-name="No Spacing" style:family="paragraph" style:name="639">
      <style:paragraph-properties fo:line-height="100%" fo:margin-top="0pt" fo:margin-bottom="0pt"/>
    </style:style>
    <style:style style:parent-style-name="620" style:display-name="Title" style:family="paragraph" style:name="640">
      <style:text-properties fo:font-size="24pt"/>
      <style:paragraph-properties fo:margin-top="15pt" fo:margin-bottom="10pt"/>
    </style:style>
    <style:style style:parent-style-name="618" style:display-name="Title Char" style:family="text" style:name="641">
      <style:text-properties fo:font-size="24pt"/>
    </style:style>
    <style:style style:parent-style-name="620" style:display-name="Subtitle" style:family="paragraph" style:name="642">
      <style:text-properties fo:font-size="12pt"/>
      <style:paragraph-properties fo:margin-top="10pt" fo:margin-bottom="10pt"/>
    </style:style>
    <style:style style:parent-style-name="618" style:display-name="Subtitle Char" style:family="text" style:name="643">
      <style:text-properties fo:font-size="12pt"/>
    </style:style>
    <style:style style:parent-style-name="620" style:display-name="Quote" style:family="paragraph" style:name="644">
      <style:text-properties fo:font-style="italic"/>
      <style:paragraph-properties fo:margin-left="1.27cm" fo:margin-right="1.27cm" fo:text-indent="0cm"/>
    </style:style>
    <style:style style:parent-style-name="618" style:display-name="Quote Char" style:family="text" style:name="645">
      <style:text-properties fo:font-style="italic"/>
    </style:style>
    <style:style style:parent-style-name="620" style:display-name="Intense Quote" style:family="paragraph" style:name="64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8" style:display-name="Intense Quote Char" style:family="text" style:name="647">
      <style:text-properties fo:font-style="italic"/>
    </style:style>
    <style:style style:parent-style-name="620" style:display-name="Header" style:family="paragraph" style:name="64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Header Char" style:family="text" style:name="649"/>
    <style:style style:parent-style-name="620" style:display-name="Foot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 Char" style:family="text" style:name="651"/>
    <style:style style:parent-style-name="618" style:display-name="Caption Char" style:family="text" style:name="652"/>
    <style:style style:parent-style-name="618" style:display-name="Hyperlink" style:family="text" style:name="65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8" style:display-name="Internet link" style:family="text" style:name="654">
      <style:text-properties fo:color="#0000ff" style:text-underline-type="single" style:text-underline-style="solid" style:text-underline-width="auto" style:text-underline-color="font-color"/>
    </style:style>
    <style:style style:parent-style-name="620" style:display-name="footnote text" style:family="paragraph" style:name="655">
      <style:text-properties fo:font-size="9pt"/>
      <style:paragraph-properties fo:line-height="100%" fo:margin-bottom="2pt"/>
    </style:style>
    <style:style style:parent-style-name="618" style:display-name="Footnote Text Char" style:family="text" style:name="656">
      <style:text-properties fo:font-size="9pt"/>
    </style:style>
    <style:style style:parent-style-name="618" style:display-name="footnote reference" style:family="text" style:name="657">
      <style:text-properties style:text-position="super 58%"/>
    </style:style>
    <style:style style:parent-style-name="620" style:display-name="endnote text" style:family="paragraph" style:name="658">
      <style:text-properties fo:font-size="10pt"/>
      <style:paragraph-properties fo:line-height="100%" fo:margin-bottom="0pt"/>
    </style:style>
    <style:style style:parent-style-name="618" style:display-name="Endnote Text Char" style:family="text" style:name="659">
      <style:text-properties fo:font-size="10pt"/>
    </style:style>
    <style:style style:parent-style-name="618" style:display-name="endnote reference" style:family="text" style:name="660">
      <style:text-properties style:text-position="super 58%"/>
    </style:style>
    <style:style style:parent-style-name="620" style:display-name="toc 1" style:family="paragraph" style:name="661">
      <style:paragraph-properties fo:margin-left="0cm" fo:margin-right="0cm" fo:text-indent="0cm" fo:margin-bottom="2.85pt"/>
    </style:style>
    <style:style style:parent-style-name="620" style:display-name="toc 2" style:family="paragraph" style:name="662">
      <style:paragraph-properties fo:margin-left="0.4992cm" fo:margin-right="0cm" fo:text-indent="0cm" fo:margin-bottom="2.85pt"/>
    </style:style>
    <style:style style:parent-style-name="620" style:display-name="toc 3" style:family="paragraph" style:name="663">
      <style:paragraph-properties fo:margin-left="1cm" fo:margin-right="0cm" fo:text-indent="0cm" fo:margin-bottom="2.85pt"/>
    </style:style>
    <style:style style:parent-style-name="620" style:display-name="toc 4" style:family="paragraph" style:name="664">
      <style:paragraph-properties fo:margin-left="1.499cm" fo:margin-right="0cm" fo:text-indent="0cm" fo:margin-bottom="2.85pt"/>
    </style:style>
    <style:style style:parent-style-name="620" style:display-name="toc 5" style:family="paragraph" style:name="665">
      <style:paragraph-properties fo:margin-left="2cm" fo:margin-right="0cm" fo:text-indent="0cm" fo:margin-bottom="2.85pt"/>
    </style:style>
    <style:style style:parent-style-name="620" style:display-name="toc 6" style:family="paragraph" style:name="666">
      <style:paragraph-properties fo:margin-left="2.5cm" fo:margin-right="0cm" fo:text-indent="0cm" fo:margin-bottom="2.85pt"/>
    </style:style>
    <style:style style:parent-style-name="620" style:display-name="toc 7" style:family="paragraph" style:name="667">
      <style:paragraph-properties fo:margin-left="3.001cm" fo:margin-right="0cm" fo:text-indent="0cm" fo:margin-bottom="2.85pt"/>
    </style:style>
    <style:style style:parent-style-name="620" style:display-name="toc 8" style:family="paragraph" style:name="668">
      <style:paragraph-properties fo:margin-left="3.5cm" fo:margin-right="0cm" fo:text-indent="0cm" fo:margin-bottom="2.85pt"/>
    </style:style>
    <style:style style:parent-style-name="620" style:display-name="toc 9" style:family="paragraph" style:name="669">
      <style:paragraph-properties fo:margin-left="4.001cm" fo:margin-right="0cm" fo:text-indent="0cm" fo:margin-bottom="2.85pt"/>
    </style:style>
    <style:style style:parent-style-name="618" style:display-name="TOC Heading" style:family="paragraph" style:name="670"/>
    <style:style style:parent-style-name="620" style:display-name="table of figures" style:family="paragraph" style:name="671">
      <style:paragraph-properties fo:margin-bottom="0pt"/>
    </style:style>
    <style:style style:display-name="DStyle_paragraph" style:family="paragraph" style:name="672">
      <style:text-properties fo:color="#000000" fo:font-family="Liberation Serif" style:font-family-complex="Liberation Serif" fo:font-size="12pt" fo:language="fr" fo:country="FR"/>
      <style:paragraph-properties/>
    </style:style>
    <style:style style:parent-style-name="672" style:display-name="Standard" style:family="paragraph" style:name="673">
      <style:text-properties/>
      <style:paragraph-properties/>
    </style:style>
    <style:style style:parent-style-name="673" style:display-name="Heading" style:family="paragraph" style:name="674">
      <style:text-properties fo:font-family="Liberation Sans" style:font-family-complex="Liberation Sans" fo:font-size="14pt"/>
      <style:paragraph-properties fo:margin-top="12pt" fo:margin-bottom="6pt"/>
    </style:style>
    <style:style style:parent-style-name="673" style:display-name="Text body" style:family="paragraph" style:name="675">
      <style:paragraph-properties fo:line-height="115%" fo:margin-top="0pt" fo:margin-bottom="7pt"/>
    </style:style>
    <style:style style:parent-style-name="675" style:display-name="List" style:family="paragraph" style:name="676"/>
    <style:style style:parent-style-name="673" style:display-name="Caption" style:family="paragraph" style:name="677">
      <style:text-properties fo:font-size="12pt" fo:font-style="italic"/>
      <style:paragraph-properties fo:margin-top="6pt" fo:margin-bottom="6pt"/>
    </style:style>
    <style:style style:parent-style-name="673" style:display-name="Index" style:family="paragraph" style:name="678"/>
    <style:style style:parent-style-name="673" style:display-name="Table Contents" style:family="paragraph" style:name="679">
      <style:text-properties/>
      <style:paragraph-properties/>
    </style:style>
    <style:style style:parent-style-name="679" style:display-name="Table Heading" style:family="paragraph" style:name="680">
      <style:text-properties fo:font-weight="bold"/>
      <style:paragraph-properties fo:text-align="center"/>
    </style:style>
    <style:style style:parent-style-name="674" style:display-name="Heading 2" style:family="paragraph" style:name="681">
      <style:text-properties fo:font-family="Liberation Serif" style:font-family-complex="Liberation Serif" fo:font-size="18pt" fo:font-weight="bold"/>
      <style:paragraph-properties fo:margin-top="10pt" fo:margin-bottom="6pt"/>
    </style:style>
    <style:style style:class="default" style:display-name="Default Paragraph Font" style:family="text" style:name="682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23-07-31T21:22:04Z</meta:creation-date>
  </office:meta>
</office:document-meta>
</file>